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479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5638in"/>
    </style:style>
    <style:style style:name="co18" style:family="table-column">
      <style:table-column-properties fo:break-before="auto" style:column-width="2.4091in"/>
    </style:style>
    <style:style style:name="co19" style:family="table-column">
      <style:table-column-properties fo:break-before="auto" style:column-width="1.6043in"/>
    </style:style>
    <style:style style:name="co20" style:family="table-column">
      <style:table-column-properties fo:break-before="auto" style:column-width="0.6047in"/>
    </style:style>
    <style:style style:name="co21" style:family="table-column">
      <style:table-column-properties fo:break-before="auto" style:column-width="0.6807in"/>
    </style:style>
    <style:style style:name="co22" style:family="table-column">
      <style:table-column-properties fo:break-before="auto" style:column-width="0.6555in"/>
    </style:style>
    <style:style style:name="co23" style:family="table-column">
      <style:table-column-properties fo:break-before="auto" style:column-width="0.71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LOW_RESOURCES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LOW_RESOURCES.A1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LOW_RESOURCES.F3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LOW_RESOURCES.F3">
          <table:error-message table:message-type="stop" table:display="true"/>
        </table:content-validation>
        <table:content-validation table:name="val5" table:condition="of:cell-content-is-in-list(&quot;Tight&quot;;&quot;Loose&quot;)" table:allow-empty-cell="false" table:display-list="unsorted" table:base-cell-address="LOW_RESOURCES.A1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LOW_RESOURCES.O3">
          <table:error-message table:message-type="stop" table:display="true"/>
        </table:content-validation>
        <table:content-validation table:name="val7" table:condition="of:cell-content-is-in-list(&quot;Player Number&quot;;&quot;Map Size&quot;;&quot;None&quot;)" table:allow-empty-cell="false" table:display-list="unsorted" table:base-cell-address="LOW_RESOURCES.A1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LOW_RESOURCES.P3">
          <table:error-message table:message-type="stop" table:display="true"/>
        </table:content-validation>
        <table:content-validation table:name="val9" table:condition="of:cell-content-is-in-list(&quot;Yes&quot;;&quot;No&quot;)" table:allow-empty-cell="false" table:display-list="unsorted" table:base-cell-address="LOW_RESOURCES.A1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LOW_RESOURCES.AA77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LOW_RESOURCES.AA61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LOW_RESOURCES.AA3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LOW_RESOURCES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LOW_RESOURCES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20" table:number-columns-repeated="4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3" table:number-columns-repeated="989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3">
          <table:table-cell table:style-name="ce2" table:formula="of:=[.A3]+1" office:value-type="float" office:value="1" calcext:value-type="float">
            <text:p>1</text:p>
          </table:table-cell>
          <table:table-cell office:value-type="string" calcext:value-type="string">
            <text:p>PHG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1" table:content-validation-name="val9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4]+1" office:value-type="float" office:value="2" calcext:value-type="float">
            <text:p>2</text:p>
          </table:table-cell>
          <table:table-cell table:style-name="ce4" office:value-type="string" calcext:value-type="string">
            <text:p>PHM1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1</text:p>
          </table:table-cell>
          <table:table-cell table:style-name="ce4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]+1" office:value-type="float" office:value="3" calcext:value-type="float">
            <text:p>3</text:p>
          </table:table-cell>
          <table:table-cell table:style-name="ce4" office:value-type="string" calcext:value-type="string">
            <text:p>PHM2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2</text:p>
          </table:table-cell>
          <table:table-cell table:style-name="ce4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]+1" office:value-type="float" office:value="4" calcext:value-type="float">
            <text:p>4</text:p>
          </table:table-cell>
          <table:table-cell table:style-name="ce4" office:value-type="string" calcext:value-type="string">
            <text:p>PHM5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MOUNTAIN_5</text:p>
          </table:table-cell>
          <table:table-cell table:style-name="ce4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$A$5:.$A$6])" office:value-type="string" office:string-value="2,3" calcext:value-type="string">
            <text:p>2,3</text:p>
          </table:table-cell>
          <table:table-cell table:style-name="ce15" office:value-type="string" calcext:value-type="string">
            <text:p>2,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]+1" office:value-type="float" office:value="5" calcext:value-type="float">
            <text:p>5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 table:number-columns-repeated="2"/>
          <table:table-cell table:style-name="ce15" table:formula="of:=COM.MICROSOFT.TEXTJOIN(&quot;,&quot;;1;[.$A$4:.$A$7])" office:value-type="string" office:string-value="1,2,3,4" calcext:value-type="string">
            <text:p>1,2,3,4</text:p>
          </table:table-cell>
          <table:table-cell table:style-name="ce15" office:value-type="float" office:value="5" calcext:value-type="float">
            <text:p>5</text:p>
          </table:table-cell>
          <table:table-cell table:style-name="ce11" table:content-validation-name="val9"/>
          <table:table-cell table:number-columns-repeated="997"/>
        </table:table-row>
        <table:table-row table:style-name="ro3">
          <table:table-cell table:style-name="ce2" table:formula="of:=[.A8]+1" office:value-type="float" office:value="6" calcext:value-type="float">
            <text:p>6</text:p>
          </table:table-cell>
          <table:table-cell office:value-type="string" calcext:value-type="string">
            <text:p>ON_GRID</text:p>
          </table:table-cell>
          <table:table-cell/>
          <table:table-cell table:style-name="ce4" office:value-type="string" calcext:value-type="string">
            <text:p>ROCK</text:p>
          </table:table-cell>
          <table:table-cell table:style-name="ce4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])" office:value-type="string" office:string-value="5" calcext:value-type="string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]+1" office:value-type="float" office:value="7" calcext:value-type="float">
            <text:p>7</text:p>
          </table:table-cell>
          <table:table-cell office:value-type="string" calcext:value-type="string">
            <text:p>ON_GRID</text:p>
          </table:table-cell>
          <table:table-cell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:.$A$9])" office:value-type="string" office:string-value="5,6" calcext:value-type="string">
            <text:p>5,6</text:p>
          </table:table-cell>
          <table:table-cell table:style-name="ce15" office:value-type="string" calcext:value-type="string">
            <text:p>3,1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]+1" office:value-type="float" office:value="8" calcext:value-type="float">
            <text:p>8</text:p>
          </table:table-cell>
          <table:table-cell office:value-type="string" calcext:value-type="string">
            <text:p>ON_GRID</text:p>
          </table:table-cell>
          <table:table-cell/>
          <table:table-cell table:style-name="ce4" office:value-type="string" calcext:value-type="string">
            <text:p>ROCK</text:p>
          </table:table-cell>
          <table:table-cell table:style-name="ce4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])" office:value-type="string" office:string-value="5" calcext:value-type="string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1]+1" office:value-type="float" office:value="9" calcext:value-type="float">
            <text:p>9</text:p>
          </table:table-cell>
          <table:table-cell office:value-type="string" calcext:value-type="string">
            <text:p>ON_GRID</text:p>
          </table:table-cell>
          <table:table-cell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];[.$A$11])" office:value-type="string" office:string-value="5,8" calcext:value-type="string">
            <text:p>5,8</text:p>
          </table:table-cell>
          <table:table-cell table:style-name="ce15" office:value-type="string" calcext:value-type="string">
            <text:p>3,1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2]+1" office:value-type="float" office:value="10" calcext:value-type="float">
            <text:p>10</text:p>
          </table:table-cell>
          <table:table-cell office:value-type="string" calcext:value-type="string">
            <text:p>DLC_AFRICANBUSH</text:p>
          </table:table-cell>
          <table:table-cell/>
          <table:table-cell office:value-type="string" calcext:value-type="string">
            <text:p>DLC_SAVANNAHPATCH</text:p>
          </table:table-cell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])" office:value-type="string" office:string-value="5" calcext:value-type="string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3]+1" office:value-type="float" office:value="11" calcext:value-type="float">
            <text:p>11</text:p>
          </table:table-cell>
          <table:table-cell office:value-type="string" calcext:value-type="string">
            <text:p>DLC_AFRICANBUSH</text:p>
          </table:table-cell>
          <table:table-cell/>
          <table:table-cell table:style-name="Default"/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])" office:value-type="string" office:string-value="5" calcext:value-type="string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4]+1" office:value-type="float" office:value="12" calcext:value-type="float">
            <text:p>12</text:p>
          </table:table-cell>
          <table:table-cell office:value-type="string" calcext:value-type="string">
            <text:p>ON_GRID</text:p>
          </table:table-cell>
          <table:table-cell/>
          <table:table-cell table:style-name="Default"/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VEF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number-columns-repeated="4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5]+1" office:value-type="float" office:value="13" calcext:value-type="float">
            <text:p>13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LUMBER</text:p>
          </table:table-cell>
          <table:table-cell office:value-type="float" office:value="915" calcext:value-type="float">
            <text:p>915</text:p>
          </table:table-cell>
          <table:table-cell table:style-name="ce12" table:content-validation-name="val1" office:value-type="string" calcext:value-type="string">
            <text:p>Neutral Gaia Convertibl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/>
          <table:table-cell office:value-type="string" calcext:value-type="string">
            <text:p>DLC_GRAVELBEACH</text:p>
          </table:table-cell>
          <table:table-cell table:number-columns-repeated="8"/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16]+1" office:value-type="float" office:value="14" calcext:value-type="float">
            <text:p>14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PECIAL_BUILDING</text:p>
          </table:table-cell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8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10"/>
          <table:table-cell table:style-name="ce11" table:content-validation-name="val9" office:value-type="string" calcext:value-type="string">
            <text:p>No</text:p>
          </table:table-cell>
          <table:table-cell table:formula="of:=100*50/120" office:value-type="float" office:value="41.6666666666667" calcext:value-type="float">
            <text:p>41.6666666666667</text:p>
          </table:table-cell>
          <table:table-cell/>
          <table:table-cell table:formula="of:=70/120*100" office:value-type="float" office:value="58.3333333333333" calcext:value-type="float">
            <text:p>58.3333333333333</text:p>
          </table:table-cell>
          <table:table-cell/>
          <table:table-cell table:style-name="ce4" table:content-validation-name="val13" office:value-type="string" calcext:value-type="string">
            <text:p>Insid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" table:formula="of:=[.A17]+1" office:value-type="float" office:value="15" calcext:value-type="float">
            <text:p>15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PECIAL_BUILDING</text:p>
          </table:table-cell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8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10"/>
          <table:table-cell table:style-name="ce11" table:content-validation-name="val9" office:value-type="string" calcext:value-type="string">
            <text:p>No</text:p>
          </table:table-cell>
          <table:table-cell table:formula="of:=42/120*100" office:value-type="float" office:value="35" calcext:value-type="float">
            <text:p>35</text:p>
          </table:table-cell>
          <table:table-cell/>
          <table:table-cell table:formula="of:=62/120*100" office:value-type="float" office:value="51.6666666666667" calcext:value-type="float">
            <text:p>51.6666666666667</text:p>
          </table:table-cell>
          <table:table-cell/>
          <table:table-cell table:style-name="ce4" table:content-validation-name="val13" office:value-type="string" calcext:value-type="string">
            <text:p>Insid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" table:formula="of:=[.A18]+1" office:value-type="float" office:value="16" calcext:value-type="float">
            <text:p>16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PECIAL_BUILDING</text:p>
          </table:table-cell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8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10"/>
          <table:table-cell table:style-name="ce11" table:content-validation-name="val9" office:value-type="string" calcext:value-type="string">
            <text:p>No</text:p>
          </table:table-cell>
          <table:table-cell table:formula="of:=58/120*100" office:value-type="float" office:value="48.3333333333333" calcext:value-type="float">
            <text:p>48.3333333333333</text:p>
          </table:table-cell>
          <table:table-cell/>
          <table:table-cell table:formula="of:=78/120*100" office:value-type="float" office:value="65" calcext:value-type="float">
            <text:p>65</text:p>
          </table:table-cell>
          <table:table-cell/>
          <table:table-cell table:style-name="ce4" table:content-validation-name="val13" office:value-type="string" calcext:value-type="string">
            <text:p>Insid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" table:formula="of:=[.A19]+1" office:value-type="float" office:value="17" calcext:value-type="float">
            <text:p>17</text:p>
          </table:table-cell>
          <table:table-cell office:value-type="string" calcext:value-type="string">
            <text:p>DONJON</text:p>
          </table:table-cell>
          <table:table-cell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8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10"/>
          <table:table-cell table:style-name="ce11" table:content-validation-name="val9" office:value-type="string" calcext:value-type="string">
            <text:p>No</text:p>
          </table:table-cell>
          <table:table-cell table:formula="of:=110/120*100" office:value-type="float" office:value="91.6666666666667" calcext:value-type="float">
            <text:p>91.6666666666667</text:p>
          </table:table-cell>
          <table:table-cell/>
          <table:table-cell table:formula="of:=10/120*100" office:value-type="float" office:value="8.33333333333333" calcext:value-type="float">
            <text:p>8.33333333333333</text:p>
          </table:table-cell>
          <table:table-cell/>
          <table:table-cell table:style-name="ce4" table:content-validation-name="val13" office:value-type="string" calcext:value-type="string">
            <text:p>Insid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" table:formula="of:=[.A20]+1" office:value-type="float" office:value="18" calcext:value-type="float">
            <text:p>18</text:p>
          </table:table-cell>
          <table:table-cell office:value-type="string" calcext:value-type="string">
            <text:p>SPEARMAN</text:p>
          </table:table-cell>
          <table:table-cell table:number-columns-repeated="3"/>
          <table:table-cell table:style-name="ce12" table:content-validation-name="val1" office:value-type="string" calcext:value-type="string">
            <text:p>Neutral Gaia Unconvertible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6"/>
          <table:table-cell table:style-name="ce15" table:formula="of:=COM.MICROSOFT.TEXTJOIN(&quot;,&quot;;1;[.$A$17])" office:value-type="string" office:string-value="14" calcext:value-type="string">
            <text:p>14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1]+1" office:value-type="float" office:value="19" calcext:value-type="float">
            <text:p>19</text:p>
          </table:table-cell>
          <table:table-cell office:value-type="string" calcext:value-type="string">
            <text:p>SPEARMAN</text:p>
          </table:table-cell>
          <table:table-cell table:number-columns-repeated="3"/>
          <table:table-cell table:style-name="ce12" table:content-validation-name="val1" office:value-type="string" calcext:value-type="string">
            <text:p>Neutral Gaia Unconvertible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6"/>
          <table:table-cell table:style-name="ce15" table:formula="of:=COM.MICROSOFT.TEXTJOIN(&quot;,&quot;;1;[.$A$18])" office:value-type="string" office:string-value="15" calcext:value-type="string">
            <text:p>15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2]+1" office:value-type="float" office:value="20" calcext:value-type="float">
            <text:p>20</text:p>
          </table:table-cell>
          <table:table-cell office:value-type="string" calcext:value-type="string">
            <text:p>SPEARMAN</text:p>
          </table:table-cell>
          <table:table-cell table:number-columns-repeated="3"/>
          <table:table-cell table:style-name="ce12" table:content-validation-name="val1" office:value-type="string" calcext:value-type="string">
            <text:p>Neutral Gaia Unconvertible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6"/>
          <table:table-cell table:style-name="ce15" table:formula="of:=COM.MICROSOFT.TEXTJOIN(&quot;,&quot;;1;[.$A$19])" office:value-type="string" office:string-value="16" calcext:value-type="string">
            <text:p>16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3]+1" office:value-type="float" office:value="21" calcext:value-type="float">
            <text:p>21</text:p>
          </table:table-cell>
          <table:table-cell table:style-name="ce7" office:value-type="string" calcext:value-type="string">
            <text:p>MRPH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MAP_REVEALER</text:p>
          </table:table-cell>
          <table:table-cell table:style-name="ce15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4]+1" office:value-type="float" office:value="22" calcext:value-type="float">
            <text:p>22</text:p>
          </table:table-cell>
          <table:table-cell table:style-name="ce15" office:value-type="string" calcext:value-type="string">
            <text:p>RHPH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HOUSE_I</text:p>
          </table:table-cell>
          <table:table-cell table:style-name="ce15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7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4"/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5]+1" office:value-type="float" office:value="23" calcext:value-type="float">
            <text:p>23</text:p>
          </table:table-cell>
          <table:table-cell table:style-name="ce15" office:value-type="string" calcext:value-type="string">
            <text:p>SPH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TATUE</text:p>
          </table:table-cell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7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6]+1" office:value-type="float" office:value="24" calcext:value-type="float">
            <text:p>24</text:p>
          </table:table-cell>
          <table:table-cell table:style-name="ce15" office:value-type="string" calcext:value-type="string">
            <text:p>LPH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LOOT</text:p>
          </table:table-cell>
          <table:table-cell table:style-name="ce15" office:value-type="float" office:value="472" calcext:value-type="float">
            <text:p>472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7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7]+1" office:value-type="float" office:value="25" calcext:value-type="float">
            <text:p>25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 table:number-columns-repeated="2"/>
          <table:table-cell table:style-name="ce21"/>
          <table:table-cell table:style-name="ce15" table:number-columns-repeated="5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8]+1" office:value-type="float" office:value="26" calcext:value-type="float">
            <text:p>26</text:p>
          </table:table-cell>
          <table:table-cell table:style-name="ce15" office:value-type="string" calcext:value-type="string">
            <text:p>DOCK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W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9]+1" office:value-type="float" office:value="27" calcext:value-type="float">
            <text:p>27</text:p>
          </table:table-cell>
          <table:table-cell table:style-name="ce15" office:value-type="string" calcext:value-type="string">
            <text:p>FISH_TRA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/>
          <table:table-cell table:style-name="ce7" office:value-type="string" calcext:value-type="string">
            <text:p>MED_WATER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0]+1" office:value-type="float" office:value="28" calcext:value-type="float">
            <text:p>28</text:p>
          </table:table-cell>
          <table:table-cell table:style-name="ce15" office:value-type="string" calcext:value-type="string">
            <text:p>FISHING_SHI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5"/>
          <table:table-cell table:style-name="ce15" office:value-type="float" office:value="4" calcext:value-type="float">
            <text:p>4</text:p>
          </table:table-cell>
          <table:table-cell table:style-name="ce15" table:formula="of:=COM.MICROSOFT.TEXTJOIN(&quot;,&quot;;1;[.A30])" office:value-type="string" office:string-value="27" calcext:value-type="string">
            <text:p>2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1]+1" office:value-type="float" office:value="29" calcext:value-type="float">
            <text:p>29</text:p>
          </table:table-cell>
          <table:table-cell table:style-name="ce15" office:value-type="string" calcext:value-type="string">
            <text:p>FISHING_SHI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MED_WATER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A29])" office:value-type="string" office:string-value="26" calcext:value-type="string">
            <text:p>26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2]+1" office:value-type="float" office:value="30" calcext:value-type="float">
            <text:p>30</text:p>
          </table:table-cell>
          <table:table-cell table:style-name="ce15" office:value-type="string" calcext:value-type="string">
            <text:p>ON_GRID</text:p>
          </table:table-cell>
          <table:table-cell table:style-name="ce15"/>
          <table:table-cell table:style-name="ce15" office:value-type="string" calcext:value-type="string">
            <text:p>SHORE_FISH</text:p>
          </table:table-cell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MUDDY_SHALLOW</text:p>
          </table:table-cell>
          <table:table-cell table:style-name="ce15" table:number-columns-repeated="2"/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3]+1" office:value-type="float" office:value="31" calcext:value-type="float">
            <text:p>31</text:p>
          </table:table-cell>
          <table:table-cell table:style-name="ce15" office:value-type="string" calcext:value-type="string">
            <text:p>ON_GRID</text:p>
          </table:table-cell>
          <table:table-cell table:style-name="ce15"/>
          <table:table-cell table:style-name="ce15" office:value-type="string" calcext:value-type="string">
            <text:p>SHORE_FISH</text:p>
          </table:table-cell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W</text:p>
          </table:table-cell>
          <table:table-cell table:style-name="ce15" table:number-columns-repeated="2"/>
          <table:table-cell table:style-name="ce21"/>
          <table:table-cell table:style-name="ce15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4]+1" office:value-type="float" office:value="32" calcext:value-type="float">
            <text:p>32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UNA</text:p>
          </table:table-cell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MED_WATER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1"/>
          <table:table-cell table:style-name="ce15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21"/>
          <table:table-cell table:style-name="ce15" table:formula="of:=COM.MICROSOFT.TEXTJOIN(&quot;,&quot;;1;[.A34])" office:value-type="string" office:string-value="31" calcext:value-type="string">
            <text:p>31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5]+1" office:value-type="float" office:value="33" calcext:value-type="float">
            <text:p>33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MARLIN1</text:p>
          </table:table-cell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EP_WATER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1"/>
          <table:table-cell table:style-name="ce15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21"/>
          <table:table-cell table:style-name="ce15" table:formula="of:=COM.MICROSOFT.TEXTJOIN(&quot;,&quot;;1;[.A35])" office:value-type="string" office:string-value="32" calcext:value-type="string">
            <text:p>32</text:p>
          </table:table-cell>
          <table:table-cell table:style-name="ce15" office:value-type="float" office:value="6" calcext:value-type="float">
            <text:p>6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6]+1" office:value-type="float" office:value="34" calcext:value-type="float">
            <text:p>34</text:p>
          </table:table-cell>
          <table:table-cell table:style-name="ce15" office:value-type="string" calcext:value-type="string">
            <text:p>FARM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Player Number</text:p>
          </table:table-cell>
          <table:table-cell table:style-name="ce15"/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21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7]+1" office:value-type="float" office:value="35" calcext:value-type="float">
            <text:p>35</text:p>
          </table:table-cell>
          <table:table-cell table:style-name="ce15" office:value-type="string" calcext:value-type="string">
            <text:p>FLAG_H</text:p>
          </table:table-cell>
          <table:table-cell table:style-name="ce15" office:value-type="float" office:value="1151" calcext:value-type="float">
            <text:p>1151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4"/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$A$37])" office:value-type="string" office:string-value="34" calcext:value-type="string">
            <text:p>34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8]+1" office:value-type="float" office:value="36" calcext:value-type="float">
            <text:p>36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2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1"/>
          <table:table-cell table:style-name="ce15" office:value-type="float" office:value="18" calcext:value-type="float">
            <text:p>18</text:p>
          </table:table-cell>
          <table:table-cell table:style-name="ce15" table:number-columns-repeated="2"/>
          <table:table-cell table:style-name="ce15" table:formula="of:=COM.MICROSOFT.TEXTJOIN(&quot;,&quot;;1;[.$A$8];[.$A$15];[.$A$28];[.$A$34];[.$A$37])" office:value-type="string" office:string-value="5,12,25,31,34" calcext:value-type="string">
            <text:p>5,12,25,31,34</text:p>
          </table:table-cell>
          <table:table-cell table:style-name="ce15" office:value-type="string" calcext:value-type="string">
            <text:p>30,20,8,8,8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9]+1" office:value-type="float" office:value="37" calcext:value-type="float">
            <text:p>37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table:formula="of:=COM.MICROSOFT.TEXTJOIN(&quot;,&quot;;1;[.$A$39])" office:value-type="string" office:string-value="36" calcext:value-type="string">
            <text:p>36</text:p>
          </table:table-cell>
          <table:table-cell table:style-name="ce15" office:value-type="float" office:value="7" calcext:value-type="float">
            <text:p>7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0]+1" office:value-type="float" office:value="38" calcext:value-type="float">
            <text:p>38</text:p>
          </table:table-cell>
          <table:table-cell table:style-name="ce15" office:value-type="string" calcext:value-type="string">
            <text:p>BURNED_BUILDING_A</text:p>
          </table:table-cell>
          <table:table-cell table:style-name="ce15" office:value-type="float" office:value="635" calcext:value-type="float">
            <text:p>635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Default" table:number-columns-repeated="2"/>
          <table:table-cell table:style-name="ce15" table:formula="of:=COM.MICROSOFT.TEXTJOIN(&quot;,&quot;;1;[.$A$15];[.$A$39];[.$A$40])" office:value-type="string" office:string-value="12,36,37" calcext:value-type="string">
            <text:p>12,36,37</text:p>
          </table:table-cell>
          <table:table-cell table:style-name="ce15" office:value-type="string" calcext:value-type="string">
            <text:p>20,3,4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1]+1" office:value-type="float" office:value="39" calcext:value-type="float">
            <text:p>39</text:p>
          </table:table-cell>
          <table:table-cell table:style-name="ce15" office:value-type="string" calcext:value-type="string">
            <text:p>BURNED_BUILDING_B</text:p>
          </table:table-cell>
          <table:table-cell table:style-name="ce15" office:value-type="float" office:value="758" calcext:value-type="float">
            <text:p>758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15];[.$A$39:.$A$41])" office:value-type="string" office:string-value="12,36,37,38" calcext:value-type="string">
            <text:p>12,36,37,38</text:p>
          </table:table-cell>
          <table:table-cell table:style-name="ce15" office:value-type="string" calcext:value-type="string">
            <text:p>20,3,4,4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2]+1" office:value-type="float" office:value="40" calcext:value-type="float">
            <text:p>40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15];[.$A$39:.$A$42])" office:value-type="string" office:string-value="12,36,37,38,39" calcext:value-type="string">
            <text:p>12,36,37,38,39</text:p>
          </table:table-cell>
          <table:table-cell table:style-name="ce15" office:value-type="string" calcext:value-type="string">
            <text:p>20,3,3,2,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3]+1" office:value-type="float" office:value="41" calcext:value-type="float">
            <text:p>41</text:p>
          </table:table-cell>
          <table:table-cell table:style-name="ce15" office:value-type="string" calcext:value-type="string">
            <text:p>HOU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15];[.$A$39:.$A$43])" office:value-type="string" office:string-value="12,36,37,38,39,40" calcext:value-type="string">
            <text:p>12,36,37,38,39,40</text:p>
          </table:table-cell>
          <table:table-cell table:style-name="ce15" office:value-type="string" calcext:value-type="string">
            <text:p>20,3,3,3,3,3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4]+1" office:value-type="float" office:value="42" calcext:value-type="float">
            <text:p>42</text:p>
          </table:table-cell>
          <table:table-cell table:style-name="ce15" office:value-type="string" calcext:value-type="string">
            <text:p>RUINS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15];[.$A$39:.$A$44])" office:value-type="string" office:string-value="12,36,37,38,39,40,41" calcext:value-type="string">
            <text:p>12,36,37,38,39,40,41</text:p>
          </table:table-cell>
          <table:table-cell table:style-name="ce15" office:value-type="string" calcext:value-type="string">
            <text:p>20,3,4,4,4,4,4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5]+1" office:value-type="float" office:value="43" calcext:value-type="float">
            <text:p>43</text:p>
          </table:table-cell>
          <table:table-cell table:style-name="ce15" office:value-type="string" calcext:value-type="string">
            <text:p>WELL</text:p>
          </table:table-cell>
          <table:table-cell table:style-name="ce15" office:value-type="float" office:value="1567" calcext:value-type="float">
            <text:p>1567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39:.$A$45])" office:value-type="string" office:string-value="36,37,38,39,40,41,42" calcext:value-type="string">
            <text:p>36,37,38,39,40,41,42</text:p>
          </table:table-cell>
          <table:table-cell table:style-name="ce15" office:value-type="string" calcext:value-type="string">
            <text:p>3,3,2,2,2,2,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6]+1" office:value-type="float" office:value="44" calcext:value-type="float">
            <text:p>44</text:p>
          </table:table-cell>
          <table:table-cell table:style-name="ce15" office:value-type="string" calcext:value-type="string">
            <text:p>SKELETON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table:formula="of:=COM.MICROSOFT.TEXTJOIN(&quot;,&quot;;1;[.$A$15];[.$A$39:.$A$46])" office:value-type="string" office:string-value="12,36,37,38,39,40,41,42,43" calcext:value-type="string">
            <text:p>12,36,37,38,39,40,41,42,43</text:p>
          </table:table-cell>
          <table:table-cell table:style-name="ce15" office:value-type="string" calcext:value-type="string">
            <text:p>20,3,3,1,1,1,1,1,1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7]+1" office:value-type="float" office:value="45" calcext:value-type="float">
            <text:p>4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8]+1" office:value-type="float" office:value="46" calcext:value-type="float">
            <text:p>46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9]+1" office:value-type="float" office:value="47" calcext:value-type="float">
            <text:p>47</text:p>
          </table:table-cell>
          <table:table-cell table:style-name="ce4" office:value-type="string" calcext:value-type="string">
            <text:p>ATE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0]+1" office:value-type="float" office:value="48" calcext:value-type="float">
            <text:p>48</text:p>
          </table:table-cell>
          <table:table-cell table:style-name="ce4" office:value-type="string" calcext:value-type="string">
            <text:p>BARRELS</text:p>
          </table:table-cell>
          <table:table-cell table:style-name="ce4" office:value-type="float" office:value="933" calcext:value-type="float">
            <text:p>93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15" office:value-type="string" calcext:value-type="string">
            <text:p>DLC_WETROCKBEACH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])" office:value-type="string" office:string-value="47" calcext:value-type="string">
            <text:p>47</text:p>
          </table:table-cell>
          <table:table-cell table:style-name="ce20" office:value-type="string" calcext:value-type="string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1]+1" office:value-type="float" office:value="49" calcext:value-type="float">
            <text:p>49</text:p>
          </table:table-cell>
          <table:table-cell table:style-name="ce15" office:value-type="string" calcext:value-type="string">
            <text:p>GOODS</text:p>
          </table:table-cell>
          <table:table-cell table:style-name="ce15" office:value-type="float" office:value="1321" calcext:value-type="float">
            <text:p>1321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1])" office:value-type="string" office:string-value="47,48" calcext:value-type="string">
            <text:p>47,48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2]+1" office:value-type="float" office:value="50" calcext:value-type="float">
            <text:p>50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2])" office:value-type="string" office:string-value="47,48,49" calcext:value-type="string">
            <text:p>47,48,49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3]+1" office:value-type="float" office:value="51" calcext:value-type="float">
            <text:p>51</text:p>
          </table:table-cell>
          <table:table-cell table:style-name="ce15" office:value-type="string" calcext:value-type="string">
            <text:p>DISMANTLED_CART</text:p>
          </table:table-cell>
          <table:table-cell table:style-name="ce15" office:value-type="float" office:value="1270" calcext:value-type="float">
            <text:p>1270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3])" office:value-type="string" office:string-value="47,48,49,50" calcext:value-type="string">
            <text:p>47,48,49,50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4]+1" office:value-type="float" office:value="52" calcext:value-type="float">
            <text:p>52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5]+1" office:value-type="float" office:value="53" calcext:value-type="float">
            <text:p>53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6]+1" office:value-type="float" office:value="54" calcext:value-type="float">
            <text:p>54</text:p>
          </table:table-cell>
          <table:table-cell table:style-name="ce4" office:value-type="string" calcext:value-type="string">
            <text:p>ATE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7]+1" office:value-type="float" office:value="55" calcext:value-type="float">
            <text:p>55</text:p>
          </table:table-cell>
          <table:table-cell table:style-name="ce4" office:value-type="string" calcext:value-type="string">
            <text:p>BARRELS</text:p>
          </table:table-cell>
          <table:table-cell table:style-name="ce4" office:value-type="float" office:value="933" calcext:value-type="float">
            <text:p>93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15" office:value-type="string" calcext:value-type="string">
            <text:p>NNNB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3];[.$A$57])" office:value-type="string" office:string-value="47,48,49,50,54" calcext:value-type="string">
            <text:p>47,48,49,50,54</text:p>
          </table:table-cell>
          <table:table-cell table:style-name="ce20" office:value-type="string" calcext:value-type="string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8]+1" office:value-type="float" office:value="56" calcext:value-type="float">
            <text:p>56</text:p>
          </table:table-cell>
          <table:table-cell table:style-name="ce15" office:value-type="string" calcext:value-type="string">
            <text:p>GOODS</text:p>
          </table:table-cell>
          <table:table-cell table:style-name="ce15" office:value-type="float" office:value="1321" calcext:value-type="float">
            <text:p>1321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3];[.$A$57:.$A$58])" office:value-type="string" office:string-value="47,48,49,50,54,55" calcext:value-type="string">
            <text:p>47,48,49,50,54,55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9]+1" office:value-type="float" office:value="57" calcext:value-type="float">
            <text:p>57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3];[.$A$57:.$A$59])" office:value-type="string" office:string-value="47,48,49,50,54,55,56" calcext:value-type="string">
            <text:p>47,48,49,50,54,55,56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0]+1" office:value-type="float" office:value="58" calcext:value-type="float">
            <text:p>58</text:p>
          </table:table-cell>
          <table:table-cell table:style-name="ce15" office:value-type="string" calcext:value-type="string">
            <text:p>DISMANTLED_CART</text:p>
          </table:table-cell>
          <table:table-cell table:style-name="ce15" office:value-type="float" office:value="1270" calcext:value-type="float">
            <text:p>1270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3];[.$A$57:.$A$60])" office:value-type="string" office:string-value="47,48,49,50,54,55,56,57" calcext:value-type="string">
            <text:p>47,48,49,50,54,55,56,57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1]+1" office:value-type="float" office:value="59" calcext:value-type="float">
            <text:p>59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2]+1" office:value-type="float" office:value="60" calcext:value-type="float">
            <text:p>60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2])" office:value-type="string" office:string-value="59" calcext:value-type="string">
            <text:p>59</text:p>
          </table:table-cell>
          <table:table-cell table:style-name="ce20" office:value-type="string" calcext:value-type="string">
            <text:p>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3]+1" office:value-type="float" office:value="61" calcext:value-type="float">
            <text:p>61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3])" office:value-type="string" office:string-value="59,60" calcext:value-type="string">
            <text:p>59,60</text:p>
          </table:table-cell>
          <table:table-cell table:style-name="ce20" office:value-type="string" calcext:value-type="string">
            <text:p>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4]+1" office:value-type="float" office:value="62" calcext:value-type="float">
            <text:p>62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4])" office:value-type="string" office:string-value="59,60,61" calcext:value-type="string">
            <text:p>59,60,61</text:p>
          </table:table-cell>
          <table:table-cell table:style-name="ce20" office:value-type="string" calcext:value-type="string">
            <text:p>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5]+1" office:value-type="float" office:value="63" calcext:value-type="float">
            <text:p>63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5])" office:value-type="string" office:string-value="59,60,61,62" calcext:value-type="string">
            <text:p>59,60,61,62</text:p>
          </table:table-cell>
          <table:table-cell table:style-name="ce19" office:value-type="string" calcext:value-type="string">
            <text:p>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6]+1" office:value-type="float" office:value="64" calcext:value-type="float">
            <text:p>64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6])" office:value-type="string" office:string-value="59,60,61,62,63" calcext:value-type="string">
            <text:p>59,60,61,62,63</text:p>
          </table:table-cell>
          <table:table-cell table:style-name="ce20" office:value-type="string" calcext:value-type="string">
            <text:p>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7]+1" office:value-type="float" office:value="65" calcext:value-type="float">
            <text:p>65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7])" office:value-type="string" office:string-value="59,60,61,62,63,64" calcext:value-type="string">
            <text:p>59,60,61,62,63,64</text:p>
          </table:table-cell>
          <table:table-cell table:style-name="ce20" office:value-type="string" calcext:value-type="string">
            <text:p>4,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8]+1" office:value-type="float" office:value="66" calcext:value-type="float">
            <text:p>66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9]+1" office:value-type="float" office:value="67" calcext:value-type="float">
            <text:p>67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69])" office:value-type="string" office:string-value="66" calcext:value-type="string">
            <text:p>66</text:p>
          </table:table-cell>
          <table:table-cell table:style-name="ce20" office:value-type="string" calcext:value-type="string">
            <text:p>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0]+1" office:value-type="float" office:value="68" calcext:value-type="float">
            <text:p>68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70])" office:value-type="string" office:string-value="66,67" calcext:value-type="string">
            <text:p>66,67</text:p>
          </table:table-cell>
          <table:table-cell table:style-name="ce20" office:value-type="string" calcext:value-type="string">
            <text:p>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1]+1" office:value-type="float" office:value="69" calcext:value-type="float">
            <text:p>69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71])" office:value-type="string" office:string-value="66,67,68" calcext:value-type="string">
            <text:p>66,67,68</text:p>
          </table:table-cell>
          <table:table-cell table:style-name="ce20" office:value-type="string" calcext:value-type="string">
            <text:p>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2]+1" office:value-type="float" office:value="70" calcext:value-type="float">
            <text:p>70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72])" office:value-type="string" office:string-value="66,67,68,69" calcext:value-type="string">
            <text:p>66,67,68,69</text:p>
          </table:table-cell>
          <table:table-cell table:style-name="ce19" office:value-type="string" calcext:value-type="string">
            <text:p>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3]+1" office:value-type="float" office:value="71" calcext:value-type="float">
            <text:p>71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73])" office:value-type="string" office:string-value="66,67,68,69,70" calcext:value-type="string">
            <text:p>66,67,68,69,70</text:p>
          </table:table-cell>
          <table:table-cell table:style-name="ce20" office:value-type="string" calcext:value-type="string">
            <text:p>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4]+1" office:value-type="float" office:value="72" calcext:value-type="float">
            <text:p>7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74])" office:value-type="string" office:string-value="66,67,68,69,70,71" calcext:value-type="string">
            <text:p>66,67,68,69,70,71</text:p>
          </table:table-cell>
          <table:table-cell table:style-name="ce20" office:value-type="string" calcext:value-type="string">
            <text:p>4,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5]+1" office:value-type="float" office:value="73" calcext:value-type="float">
            <text:p>73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6]+1" office:value-type="float" office:value="74" calcext:value-type="float">
            <text:p>74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])" office:value-type="string" office:string-value="73" calcext:value-type="string">
            <text:p>73</text:p>
          </table:table-cell>
          <table:table-cell table:style-name="ce20" office:value-type="string" calcext:value-type="string">
            <text:p>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7]+1" office:value-type="float" office:value="75" calcext:value-type="float">
            <text:p>75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77])" office:value-type="string" office:string-value="73,74" calcext:value-type="string">
            <text:p>73,74</text:p>
          </table:table-cell>
          <table:table-cell table:style-name="ce20" office:value-type="string" calcext:value-type="string">
            <text:p>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8]+1" office:value-type="float" office:value="76" calcext:value-type="float">
            <text:p>7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78])" office:value-type="string" office:string-value="73,74,75" calcext:value-type="string">
            <text:p>73,74,75</text:p>
          </table:table-cell>
          <table:table-cell table:style-name="ce20" office:value-type="string" calcext:value-type="string">
            <text:p>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9]+1" office:value-type="float" office:value="77" calcext:value-type="float">
            <text:p>77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79])" office:value-type="string" office:string-value="73,74,75,76" calcext:value-type="string">
            <text:p>73,74,75,76</text:p>
          </table:table-cell>
          <table:table-cell table:style-name="ce19" office:value-type="string" calcext:value-type="string">
            <text:p>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0]+1" office:value-type="float" office:value="78" calcext:value-type="float">
            <text:p>78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80])" office:value-type="string" office:string-value="73,74,75,76,77" calcext:value-type="string">
            <text:p>73,74,75,76,77</text:p>
          </table:table-cell>
          <table:table-cell table:style-name="ce20" office:value-type="string" calcext:value-type="string">
            <text:p>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1]+1" office:value-type="float" office:value="79" calcext:value-type="float">
            <text:p>79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81])" office:value-type="string" office:string-value="73,74,75,76,77,78" calcext:value-type="string">
            <text:p>73,74,75,76,77,78</text:p>
          </table:table-cell>
          <table:table-cell table:style-name="ce20" office:value-type="string" calcext:value-type="string">
            <text:p>4,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2]+1" office:value-type="float" office:value="80" calcext:value-type="float">
            <text:p>8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3]+1" office:value-type="float" office:value="81" calcext:value-type="float">
            <text:p>81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])" office:value-type="string" office:string-value="80" calcext:value-type="string">
            <text:p>80</text:p>
          </table:table-cell>
          <table:table-cell table:style-name="ce20" office:value-type="string" calcext:value-type="string">
            <text:p>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4]+1" office:value-type="float" office:value="82" calcext:value-type="float">
            <text:p>82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4])" office:value-type="string" office:string-value="80,81" calcext:value-type="string">
            <text:p>80,81</text:p>
          </table:table-cell>
          <table:table-cell table:style-name="ce20" office:value-type="string" calcext:value-type="string">
            <text:p>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5]+1" office:value-type="float" office:value="83" calcext:value-type="float">
            <text:p>8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5])" office:value-type="string" office:string-value="80,81,82" calcext:value-type="string">
            <text:p>80,81,82</text:p>
          </table:table-cell>
          <table:table-cell table:style-name="ce20" office:value-type="string" calcext:value-type="string">
            <text:p>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6]+1" office:value-type="float" office:value="84" calcext:value-type="float">
            <text:p>8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6])" office:value-type="string" office:string-value="80,81,82,83" calcext:value-type="string">
            <text:p>80,81,82,83</text:p>
          </table:table-cell>
          <table:table-cell table:style-name="ce19" office:value-type="string" calcext:value-type="string">
            <text:p>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7]+1" office:value-type="float" office:value="85" calcext:value-type="float">
            <text:p>8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7])" office:value-type="string" office:string-value="80,81,82,83,84" calcext:value-type="string">
            <text:p>80,81,82,83,84</text:p>
          </table:table-cell>
          <table:table-cell table:style-name="ce20" office:value-type="string" calcext:value-type="string">
            <text:p>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8]+1" office:value-type="float" office:value="86" calcext:value-type="float">
            <text:p>86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8])" office:value-type="string" office:string-value="80,81,82,83,84,85" calcext:value-type="string">
            <text:p>80,81,82,83,84,85</text:p>
          </table:table-cell>
          <table:table-cell table:style-name="ce20" office:value-type="string" calcext:value-type="string">
            <text:p>4,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9]+1" office:value-type="float" office:value="87" calcext:value-type="float">
            <text:p>8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ROCK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8])" office:value-type="string" office:string-value="5" calcext:value-type="string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0]+1" office:value-type="float" office:value="88" calcext:value-type="float">
            <text:p>8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ROCK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8" table:formula="of:=COM.MICROSOFT.TEXTJOIN(&quot;,&quot;;1;[.$A$8];[.$A$90])" office:value-type="string" office:string-value="5,87" calcext:value-type="string">
            <text:p>5,87</text:p>
          </table:table-cell>
          <table:table-cell table:style-name="ce15" office:value-type="string" calcext:value-type="string">
            <text:p>6,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1]+1" office:value-type="float" office:value="89" calcext:value-type="float">
            <text:p>8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8" table:formula="of:=COM.MICROSOFT.TEXTJOIN(&quot;,&quot;;1;[.$A$8];[.$A$90:.$A$91])" office:value-type="string" office:string-value="5,87,88" calcext:value-type="string">
            <text:p>5,87,88</text:p>
          </table:table-cell>
          <table:table-cell table:style-name="ce15" office:value-type="string" calcext:value-type="string">
            <text:p>6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2]+1" office:value-type="float" office:value="90" calcext:value-type="float">
            <text:p>9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8" table:formula="of:=COM.MICROSOFT.TEXTJOIN(&quot;,&quot;;1;[.$A$8];[.$A$90:.$A$92])" office:value-type="string" office:string-value="5,87,88,89" calcext:value-type="string">
            <text:p>5,87,88,89</text:p>
          </table:table-cell>
          <table:table-cell table:style-name="ce15" office:value-type="string" calcext:value-type="string">
            <text:p>6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3]+1" office:value-type="float" office:value="91" calcext:value-type="float">
            <text:p>9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4]+1" office:value-type="float" office:value="92" calcext:value-type="float">
            <text:p>92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94])" office:value-type="string" office:string-value="91" calcext:value-type="string">
            <text:p>91</text:p>
          </table:table-cell>
          <table:table-cell table:style-name="ce20" office:value-type="string" calcext:value-type="string">
            <text:p>1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5]+1" office:value-type="float" office:value="93" calcext:value-type="float">
            <text:p>9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W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6]+1" office:value-type="float" office:value="94" calcext:value-type="float">
            <text:p>94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W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96])" office:value-type="string" office:string-value="93" calcext:value-type="string">
            <text:p>93</text:p>
          </table:table-cell>
          <table:table-cell table:style-name="ce20" office:value-type="string" calcext:value-type="string">
            <text:p>1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7]+1" office:value-type="float" office:value="95" calcext:value-type="float">
            <text:p>9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ED_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48])" office:value-type="string" office:string-value="45" calcext:value-type="string">
            <text:p>45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8]+1" office:value-type="float" office:value="96" calcext:value-type="float">
            <text:p>96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ED_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48])" office:value-type="string" office:string-value="45" calcext:value-type="string">
            <text:p>45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98])" office:value-type="string" office:string-value="95" calcext:value-type="string">
            <text:p>95</text:p>
          </table:table-cell>
          <table:table-cell table:style-name="ce20" office:value-type="string" calcext:value-type="string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9]+1" office:value-type="float" office:value="97" calcext:value-type="float">
            <text:p>97</text:p>
          </table:table-cell>
          <table:table-cell table:style-name="ce4" office:value-type="string" calcext:value-type="string">
            <text:p>FALCON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100]+1" office:value-type="float" office:value="98" calcext:value-type="float">
            <text:p>98</text:p>
          </table:table-cell>
          <table:table-cell office:value-type="string" calcext:value-type="string">
            <text:p>OFF_GRID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TOWN_CENTER</text:p>
          </table:table-cell>
          <table:table-cell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8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5"/>
          <table:table-cell table:style-name="ce4"/>
          <table:table-cell table:number-columns-repeated="4"/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101]+1" office:value-type="float" office:value="99" calcext:value-type="float">
            <text:p>99</text:p>
          </table:table-cell>
          <table:table-cell office:value-type="string" calcext:value-type="string">
            <text:p>ON_GRID</text:p>
          </table:table-cell>
          <table:table-cell table:number-columns-repeated="3"/>
          <table:table-cell table:style-name="ce12" table:content-validation-name="val1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number-columns-repeated="5"/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11" table:content-validation-name="val10" office:value-type="string" calcext:value-type="string">
            <text:p>No</text:p>
          </table:table-cell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table:content-validation-name="val13" office:value-type="string" calcext:value-type="string">
            <text:p>Inside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102]+1" office:value-type="float" office:value="100" calcext:value-type="float">
            <text:p>100</text:p>
          </table:table-cell>
          <table:table-cell office:value-type="string" calcext:value-type="string">
            <text:p>FORAGE</text:p>
          </table:table-cell>
          <table:table-cell/>
          <table:table-cell office:value-type="string" calcext:value-type="string">
            <text:p>PINETREE</text:p>
          </table:table-cell>
          <table:table-cell/>
          <table:table-cell table:style-name="ce16" table:content-validation-name="val3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101])" office:value-type="string" office:string-value="98" calcext:value-type="string">
            <text:p>98</text:p>
          </table:table-cell>
          <table:table-cell table:style-name="ce20" office:value-type="string" calcext:value-type="string">
            <text:p>10</text:p>
          </table:table-cell>
          <table:table-cell table:style-name="ce15" table:formula="of:=COM.MICROSOFT.TEXTJOIN(&quot;,&quot;;1;[.$A$90:.$A$93];[.$A$101];[.$A$102])" office:value-type="string" office:string-value="87,88,89,90,98,99" calcext:value-type="string">
            <text:p>87,88,89,90,98,99</text:p>
          </table:table-cell>
          <table:table-cell table:style-name="ce20" office:value-type="string" calcext:value-type="string">
            <text:p>2,2,2,2,9,9</text:p>
          </table:table-cell>
          <table:table-cell table:style-name="ce11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3]+1" office:value-type="float" office:value="101" calcext:value-type="float">
            <text:p>101</text:p>
          </table:table-cell>
          <table:table-cell office:value-type="string" calcext:value-type="string">
            <text:p>MILL</text:p>
          </table:table-cell>
          <table:table-cell table:number-columns-repeated="3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8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formula="of:=COM.MICROSOFT.TEXTJOIN(&quot;,&quot;;1;[.$A$103])" office:value-type="string" office:string-value="100" calcext:value-type="string">
            <text:p>100</text:p>
          </table:table-cell>
          <table:table-cell table:style-name="ce20" office:value-type="string" calcext:value-type="string">
            <text:p>1</text:p>
          </table:table-cell>
          <table:table-cell table:style-name="ce15" table:formula="of:=COM.MICROSOFT.TEXTJOIN(&quot;,&quot;;1;[.$A$101])" office:value-type="string" office:string-value="98" calcext:value-type="string">
            <text:p>98</text:p>
          </table:table-cell>
          <table:table-cell table:style-name="ce20" office:value-type="string" calcext:value-type="string">
            <text:p>10</text:p>
          </table:table-cell>
          <table:table-cell table:style-name="ce11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4]+1" office:value-type="float" office:value="102" calcext:value-type="float">
            <text:p>102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style-name="ce15" table:number-columns-repeated="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101])" office:value-type="string" office:string-value="98" calcext:value-type="string">
            <text:p>98</text:p>
          </table:table-cell>
          <table:table-cell table:style-name="ce20" office:value-type="string" calcext:value-type="string">
            <text:p>12</text:p>
          </table:table-cell>
          <table:table-cell table:style-name="ce18" table:formula="of:=COM.MICROSOFT.TEXTJOIN(&quot;,&quot;;1;[.$A$4:.$A$7];[.$A$90:.$A$93];[.$A$101];[.$A$104])" office:value-type="string" office:string-value="1,2,3,4,87,88,89,90,98,101" calcext:value-type="string">
            <text:p>1,2,3,4,87,88,89,90,98,101</text:p>
          </table:table-cell>
          <table:table-cell table:style-name="ce20" office:value-type="string" calcext:value-type="string">
            <text:p>12,12,12,12,4,4,4,4,10,8</text:p>
          </table:table-cell>
          <table:table-cell table:style-name="ce11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5]+1" office:value-type="float" office:value="103" calcext:value-type="float">
            <text:p>103</text:p>
          </table:table-cell>
          <table:table-cell office:value-type="string" calcext:value-type="string">
            <text:p>OUTPOST</text:p>
          </table:table-cell>
          <table:table-cell table:number-columns-repeated="3"/>
          <table:table-cell table:style-name="ce12" table:content-validation-name="val1" office:value-type="string" calcext:value-type="string">
            <text:p>Player Assigned Gaia Convertible</text:p>
          </table:table-cell>
          <table:table-cell table:number-columns-repeated="8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number-columns-repeated="6"/>
          <table:table-cell table:style-name="ce15" table:formula="of:=COM.MICROSOFT.TEXTJOIN(&quot;,&quot;;1;[.$A$105])" office:value-type="string" office:string-value="102" calcext:value-type="string">
            <text:p>102</text:p>
          </table:table-cell>
          <table:table-cell table:style-name="ce20" office:value-type="string" calcext:value-type="string">
            <text:p>1</text:p>
          </table:table-cell>
          <table:table-cell table:style-name="ce15" table:formula="of:=COM.MICROSOFT.TEXTJOIN(&quot;,&quot;;1;[.$A$101];[.$A$21:.$A$23];[.$A$37])" office:value-type="string" office:string-value="98,18,19,20,34" calcext:value-type="string">
            <text:p>98,18,19,20,34</text:p>
          </table:table-cell>
          <table:table-cell table:style-name="ce20" office:value-type="string" calcext:value-type="string">
            <text:p>10,6,6,6,10</text:p>
          </table:table-cell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106]+1" office:value-type="float" office:value="104" calcext:value-type="float">
            <text:p>104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101])" office:value-type="string" office:string-value="98" calcext:value-type="string">
            <text:p>98</text:p>
          </table:table-cell>
          <table:table-cell table:style-name="ce20" office:value-type="string" calcext:value-type="string">
            <text:p>16</text:p>
          </table:table-cell>
          <table:table-cell table:style-name="ce18" table:formula="of:=COM.MICROSOFT.TEXTJOIN(&quot;,&quot;;1;[.$A$4:.$A$7];[.$A$90:.$A$93];[.$A$101];[.$A$104];[.$A$105])" office:value-type="string" office:string-value="1,2,3,4,87,88,89,90,98,101,102" calcext:value-type="string">
            <text:p>1,2,3,4,87,88,89,90,98,101,102</text:p>
          </table:table-cell>
          <table:table-cell table:style-name="ce20" office:value-type="string" calcext:value-type="string">
            <text:p>8,8,8,8,1,2,1,1,12,12,8</text:p>
          </table:table-cell>
          <table:table-cell table:style-name="ce11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7]+1" office:value-type="float" office:value="105" calcext:value-type="float">
            <text:p>105</text:p>
          </table:table-cell>
          <table:table-cell table:style-name="ce15" office:value-type="string" calcext:value-type="string">
            <text:p>TREE_REED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table:number-columns-repeated="2"/>
          <table:table-cell table:style-name="ce16" table:content-validation-name="val3" office:value-type="string" calcext:value-type="string">
            <text:p>Player Assigned Gaia Convertible</text:p>
          </table:table-cell>
          <table:table-cell table:style-name="ce15" table:number-columns-repeated="2"/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8" table:formula="of:=COM.MICROSOFT.TEXTJOIN(&quot;,&quot;;1;[.$A$101])" office:value-type="string" office:string-value="98" calcext:value-type="string">
            <text:p>98</text:p>
          </table:table-cell>
          <table:table-cell table:style-name="ce4" office:value-type="float" office:value="4" calcext:value-type="float">
            <text:p>4</text:p>
          </table:table-cell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108]+1" office:value-type="float" office:value="106" calcext:value-type="float">
            <text:p>106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8" table:formula="of:=COM.MICROSOFT.TEXTJOIN(&quot;,&quot;;1;[.$A$101])" office:value-type="string" office:string-value="98" calcext:value-type="string">
            <text:p>98</text:p>
          </table:table-cell>
          <table:table-cell table:style-name="ce20" office:value-type="string" calcext:value-type="string">
            <text:p>20</text:p>
          </table:table-cell>
          <table:table-cell table:style-name="ce11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9]+1" office:value-type="float" office:value="107" calcext:value-type="float">
            <text:p>107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8" table:formula="of:=COM.MICROSOFT.TEXTJOIN(&quot;,&quot;;1;[.$A$101];[.$A$109])" office:value-type="string" office:string-value="98,106" calcext:value-type="string">
            <text:p>98,106</text:p>
          </table:table-cell>
          <table:table-cell table:style-name="ce20" office:value-type="string" calcext:value-type="string">
            <text:p>20,6</text:p>
          </table:table-cell>
          <table:table-cell table:style-name="ce11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10]+1" office:value-type="float" office:value="108" calcext:value-type="float">
            <text:p>108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6" office:value-type="string" calcext:value-type="string">
            <text:p>Tight</text:p>
          </table:table-cell>
          <table:table-cell table:style-name="ce11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3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8" table:formula="of:=COM.MICROSOFT.TEXTJOIN(&quot;,&quot;;1;[.$A$15];[.$A$28];[.$A$101];[.$A$103];[.$A$105];[.$A$107])" office:value-type="string" office:string-value="12,25,98,100,102,104" calcext:value-type="string">
            <text:p>12,25,98,100,102,104</text:p>
          </table:table-cell>
          <table:table-cell table:style-name="ce4" office:value-type="string" calcext:value-type="string">
            <text:p>3,12,20,12,12,12</text:p>
          </table:table-cell>
          <table:table-cell table:style-name="ce11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11]+1" office:value-type="float" office:value="109" calcext:value-type="float">
            <text:p>109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13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6" office:value-type="string" calcext:value-type="string">
            <text:p>Tight</text:p>
          </table:table-cell>
          <table:table-cell table:style-name="ce11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3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8" table:formula="of:=COM.MICROSOFT.TEXTJOIN(&quot;,&quot;;1;[.$A$15];[.$A$28];[.$A$101];[.$A$103];[.$A$105];[.$A$107];[.$A$111])" office:value-type="string" office:string-value="12,25,98,100,102,104,108" calcext:value-type="string">
            <text:p>12,25,98,100,102,104,108</text:p>
          </table:table-cell>
          <table:table-cell table:style-name="ce4" office:value-type="string" calcext:value-type="string">
            <text:p>3,12,20,12,12,12,6</text:p>
          </table:table-cell>
          <table:table-cell table:style-name="ce11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12]+1" office:value-type="float" office:value="110" calcext:value-type="float">
            <text:p>110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6" office:value-type="string" calcext:value-type="string">
            <text:p>Tight</text:p>
          </table:table-cell>
          <table:table-cell table:style-name="ce11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3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8" table:formula="of:=COM.MICROSOFT.TEXTJOIN(&quot;,&quot;;1;[.$A$15];[.$A$28];[.$A$101];[.$A$103];[.$A$105];[.$A$107];[.$A$111];[.$A$112])" office:value-type="string" office:string-value="12,25,98,100,102,104,108,109" calcext:value-type="string">
            <text:p>12,25,98,100,102,104,108,109</text:p>
          </table:table-cell>
          <table:table-cell table:style-name="ce4" office:value-type="string" calcext:value-type="string">
            <text:p>3,12,20,12,12,12,6,6</text:p>
          </table:table-cell>
          <table:table-cell table:style-name="ce11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13]+1" office:value-type="float" office:value="111" calcext:value-type="float">
            <text:p>111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6" office:value-type="string" calcext:value-type="string">
            <text:p>Tight</text:p>
          </table:table-cell>
          <table:table-cell table:style-name="ce11" table:content-validation-name="val8" office:value-type="string" calcext:value-type="string">
            <text:p>Map Size</text:p>
          </table:table-cell>
          <table:table-cell table:style-name="ce4" table:number-columns-repeated="4"/>
          <table:table-cell table:style-name="ce13"/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8" table:formula="of:=COM.MICROSOFT.TEXTJOIN(&quot;,&quot;;1;[.$A$15];[.$A$28];[.$A$101];[.$A$103];[.$A$105];[.$A$107])" office:value-type="string" office:string-value="12,25,98,100,102,104" calcext:value-type="string">
            <text:p>12,25,98,100,102,104</text:p>
          </table:table-cell>
          <table:table-cell table:style-name="ce4" office:value-type="string" calcext:value-type="string">
            <text:p>20,12,20,12,12,12</text:p>
          </table:table-cell>
          <table:table-cell table:style-name="ce11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14]+1" office:value-type="float" office:value="112" calcext:value-type="float">
            <text:p>112</text:p>
          </table:table-cell>
          <table:table-cell table:style-name="ce4" office:value-type="string" calcext:value-type="string">
            <text:p>DLC_IBEX</text:p>
          </table:table-cell>
          <table:table-cell table:style-name="ce4" table:number-columns-repeated="3"/>
          <table:table-cell table:style-name="ce1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6" office:value-type="string" calcext:value-type="string">
            <text:p>Tight</text:p>
          </table:table-cell>
          <table:table-cell table:style-name="ce1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2"/>
          <table:table-cell table:style-name="ce13"/>
          <table:table-cell table:style-name="ce4" office:value-type="float" office:value="24" calcext:value-type="float">
            <text:p>24</text:p>
          </table:table-cell>
          <table:table-cell table:style-name="ce18"/>
          <table:table-cell table:style-name="ce20"/>
          <table:table-cell table:style-name="ce18" table:formula="of:=COM.MICROSOFT.TEXTJOIN(&quot;,&quot;;1;[.$A$101])" office:value-type="string" office:string-value="98" calcext:value-type="string">
            <text:p>98</text:p>
          </table:table-cell>
          <table:table-cell table:style-name="ce20" office:value-type="string" calcext:value-type="string">
            <text:p>20</text:p>
          </table:table-cell>
          <table:table-cell table:style-name="ce11" table:content-validation-name="val12"/>
          <table:table-cell table:number-columns-repeated="997"/>
        </table:table-row>
        <table:table-row table:style-name="ro3">
          <table:table-cell table:style-name="ce2" table:formula="of:=[.A115]+1" office:value-type="float" office:value="113" calcext:value-type="float">
            <text:p>113</text:p>
          </table:table-cell>
          <table:table-cell office:value-type="string" calcext:value-type="string">
            <text:p>SCOUT</text:p>
          </table:table-cell>
          <table:table-cell table:number-columns-repeated="3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18" table:formula="of:=COM.MICROSOFT.TEXTJOIN(&quot;,&quot;;1;[.$A$106])" office:value-type="string" office:string-value="103" calcext:value-type="string">
            <text:p>103</text:p>
          </table:table-cell>
          <table:table-cell table:style-name="ce20" office:value-type="string" calcext:value-type="string">
            <text:p>1</text:p>
          </table:table-cell>
          <table:table-cell table:number-columns-repeated="2"/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116]+1" office:value-type="float" office:value="114" calcext:value-type="float">
            <text:p>114</text:p>
          </table:table-cell>
          <table:table-cell office:value-type="string" calcext:value-type="string">
            <text:p>VILLAGER_BASE_F</text:p>
          </table:table-cell>
          <table:table-cell table:number-columns-repeated="3"/>
          <table:table-cell table:style-name="ce12" table:content-validation-name="val1" office:value-type="string" calcext:value-type="string">
            <text:p>Player Assigned Player Owned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style-name="ce15" table:formula="of:=COM.MICROSOFT.TEXTJOIN(&quot;,&quot;;1;[.$A$101])" office:value-type="string" office:string-value="98" calcext:value-type="string">
            <text:p>98</text:p>
          </table:table-cell>
          <table:table-cell table:style-name="ce20" office:value-type="string" calcext:value-type="string">
            <text:p>5</text:p>
          </table:table-cell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117]+1" office:value-type="float" office:value="115" calcext:value-type="float">
            <text:p>115</text:p>
          </table:table-cell>
          <table:table-cell office:value-type="string" calcext:value-type="string">
            <text:p>VILLAGER_BASE_F</text:p>
          </table:table-cell>
          <table:table-cell table:number-columns-repeated="3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style-name="ce18" table:formula="of:=COM.MICROSOFT.TEXTJOIN(&quot;,&quot;;1;[.$A$101];[.$A$117])" office:value-type="string" office:string-value="98,114" calcext:value-type="string">
            <text:p>98,114</text:p>
          </table:table-cell>
          <table:table-cell table:style-name="ce20" office:value-type="string" calcext:value-type="string">
            <text:p>5</text:p>
          </table:table-cell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118]+1" office:value-type="float" office:value="116" calcext:value-type="float">
            <text:p>116</text:p>
          </table:table-cell>
          <table:table-cell office:value-type="string" calcext:value-type="string">
            <text:p>SHEEP</text:p>
          </table:table-cell>
          <table:table-cell table:number-columns-repeated="3"/>
          <table:table-cell table:style-name="ce12" table:content-validation-name="val1" office:value-type="string" calcext:value-type="string">
            <text:p>Player Assigned Player Owned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20" table:number-columns-repeated="4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3" table:number-columns-repeated="989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3">
          <table:table-cell table:style-name="ce2" table:formula="of:=[.A3]+1" office:value-type="float" office:value="1" calcext:value-type="float">
            <text:p>1</text:p>
          </table:table-cell>
          <table:table-cell office:value-type="string" calcext:value-type="string">
            <text:p>PHG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1" table:content-validation-name="val9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4]+1" office:value-type="float" office:value="2" calcext:value-type="float">
            <text:p>2</text:p>
          </table:table-cell>
          <table:table-cell table:style-name="ce4" office:value-type="string" calcext:value-type="string">
            <text:p>PHM1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1</text:p>
          </table:table-cell>
          <table:table-cell table:style-name="ce4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]+1" office:value-type="float" office:value="3" calcext:value-type="float">
            <text:p>3</text:p>
          </table:table-cell>
          <table:table-cell table:style-name="ce4" office:value-type="string" calcext:value-type="string">
            <text:p>PHM2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2</text:p>
          </table:table-cell>
          <table:table-cell table:style-name="ce4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]+1" office:value-type="float" office:value="4" calcext:value-type="float">
            <text:p>4</text:p>
          </table:table-cell>
          <table:table-cell table:style-name="ce4" office:value-type="string" calcext:value-type="string">
            <text:p>PHM5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MOUNTAIN_5</text:p>
          </table:table-cell>
          <table:table-cell table:style-name="ce4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$A$5:.$A$6])" office:value-type="string" office:string-value="2,3" calcext:value-type="string">
            <text:p>2,3</text:p>
          </table:table-cell>
          <table:table-cell table:style-name="ce15" office:value-type="string" calcext:value-type="string">
            <text:p>2,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]+1" office:value-type="float" office:value="5" calcext:value-type="float">
            <text:p>5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 table:number-columns-repeated="2"/>
          <table:table-cell table:style-name="ce15" table:formula="of:=COM.MICROSOFT.TEXTJOIN(&quot;,&quot;;1;[.$A$4:.$A$7])" office:value-type="string" office:string-value="1,2,3,4" calcext:value-type="string">
            <text:p>1,2,3,4</text:p>
          </table:table-cell>
          <table:table-cell table:style-name="ce15" office:value-type="float" office:value="5" calcext:value-type="float">
            <text:p>5</text:p>
          </table:table-cell>
          <table:table-cell table:style-name="ce11" table:content-validation-name="val9"/>
          <table:table-cell table:number-columns-repeated="997"/>
        </table:table-row>
        <table:table-row table:style-name="ro3">
          <table:table-cell table:style-name="ce2" table:formula="of:=[.A8]+1" office:value-type="float" office:value="6" calcext:value-type="float">
            <text:p>6</text:p>
          </table:table-cell>
          <table:table-cell office:value-type="string" calcext:value-type="string">
            <text:p>ON_GRID</text:p>
          </table:table-cell>
          <table:table-cell/>
          <table:table-cell table:style-name="ce4" office:value-type="string" calcext:value-type="string">
            <text:p>ROCK</text:p>
          </table:table-cell>
          <table:table-cell table:style-name="ce4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])" office:value-type="string" office:string-value="5" calcext:value-type="string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]+1" office:value-type="float" office:value="7" calcext:value-type="float">
            <text:p>7</text:p>
          </table:table-cell>
          <table:table-cell office:value-type="string" calcext:value-type="string">
            <text:p>ON_GRID</text:p>
          </table:table-cell>
          <table:table-cell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:.$A$9])" office:value-type="string" office:string-value="5,6" calcext:value-type="string">
            <text:p>5,6</text:p>
          </table:table-cell>
          <table:table-cell table:style-name="ce15" office:value-type="string" calcext:value-type="string">
            <text:p>3,1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]+1" office:value-type="float" office:value="8" calcext:value-type="float">
            <text:p>8</text:p>
          </table:table-cell>
          <table:table-cell office:value-type="string" calcext:value-type="string">
            <text:p>ON_GRID</text:p>
          </table:table-cell>
          <table:table-cell/>
          <table:table-cell table:style-name="ce4" office:value-type="string" calcext:value-type="string">
            <text:p>ROCK</text:p>
          </table:table-cell>
          <table:table-cell table:style-name="ce4"/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])" office:value-type="string" office:string-value="5" calcext:value-type="string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1]+1" office:value-type="float" office:value="9" calcext:value-type="float">
            <text:p>9</text:p>
          </table:table-cell>
          <table:table-cell office:value-type="string" calcext:value-type="string">
            <text:p>ON_GRID</text:p>
          </table:table-cell>
          <table:table-cell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11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];[.$A$11])" office:value-type="string" office:string-value="5,8" calcext:value-type="string">
            <text:p>5,8</text:p>
          </table:table-cell>
          <table:table-cell table:style-name="ce15" office:value-type="string" calcext:value-type="string">
            <text:p>3,1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2]+1" office:value-type="float" office:value="10" calcext:value-type="float">
            <text:p>10</text:p>
          </table:table-cell>
          <table:table-cell office:value-type="string" calcext:value-type="string">
            <text:p>DLC_AFRICANBUSH</text:p>
          </table:table-cell>
          <table:table-cell/>
          <table:table-cell office:value-type="string" calcext:value-type="string">
            <text:p>DLC_SAVANNAHPATCH</text:p>
          </table:table-cell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])" office:value-type="string" office:string-value="5" calcext:value-type="string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3]+1" office:value-type="float" office:value="11" calcext:value-type="float">
            <text:p>11</text:p>
          </table:table-cell>
          <table:table-cell office:value-type="string" calcext:value-type="string">
            <text:p>DLC_AFRICANBUSH</text:p>
          </table:table-cell>
          <table:table-cell/>
          <table:table-cell table:style-name="Default"/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])" office:value-type="string" office:string-value="5" calcext:value-type="string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4]+1" office:value-type="float" office:value="12" calcext:value-type="float">
            <text:p>12</text:p>
          </table:table-cell>
          <table:table-cell office:value-type="string" calcext:value-type="string">
            <text:p>ON_GRID</text:p>
          </table:table-cell>
          <table:table-cell/>
          <table:table-cell table:style-name="Default"/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VEF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number-columns-repeated="4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5]+1" office:value-type="float" office:value="13" calcext:value-type="float">
            <text:p>13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LUMBER</text:p>
          </table:table-cell>
          <table:table-cell office:value-type="float" office:value="915" calcext:value-type="float">
            <text:p>915</text:p>
          </table:table-cell>
          <table:table-cell table:style-name="ce12" table:content-validation-name="val1" office:value-type="string" calcext:value-type="string">
            <text:p>Neutral Gaia Convertibl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/>
          <table:table-cell office:value-type="string" calcext:value-type="string">
            <text:p>DLC_GRAVELBEACH</text:p>
          </table:table-cell>
          <table:table-cell table:number-columns-repeated="8"/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16]+1" office:value-type="float" office:value="14" calcext:value-type="float">
            <text:p>14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PECIAL_BUILDING</text:p>
          </table:table-cell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8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10"/>
          <table:table-cell table:style-name="ce11" table:content-validation-name="val9" office:value-type="string" calcext:value-type="string">
            <text:p>No</text:p>
          </table:table-cell>
          <table:table-cell table:formula="of:=100*50/120" office:value-type="float" office:value="41.6666666666667" calcext:value-type="float">
            <text:p>41.6666666666667</text:p>
          </table:table-cell>
          <table:table-cell/>
          <table:table-cell table:formula="of:=70/120*100" office:value-type="float" office:value="58.3333333333333" calcext:value-type="float">
            <text:p>58.3333333333333</text:p>
          </table:table-cell>
          <table:table-cell/>
          <table:table-cell table:style-name="ce4" table:content-validation-name="val13" office:value-type="string" calcext:value-type="string">
            <text:p>Insid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" table:formula="of:=[.A17]+1" office:value-type="float" office:value="15" calcext:value-type="float">
            <text:p>15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PECIAL_BUILDING</text:p>
          </table:table-cell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8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10"/>
          <table:table-cell table:style-name="ce11" table:content-validation-name="val9" office:value-type="string" calcext:value-type="string">
            <text:p>No</text:p>
          </table:table-cell>
          <table:table-cell table:formula="of:=42/120*100" office:value-type="float" office:value="35" calcext:value-type="float">
            <text:p>35</text:p>
          </table:table-cell>
          <table:table-cell/>
          <table:table-cell table:formula="of:=62/120*100" office:value-type="float" office:value="51.6666666666667" calcext:value-type="float">
            <text:p>51.6666666666667</text:p>
          </table:table-cell>
          <table:table-cell/>
          <table:table-cell table:style-name="ce4" table:content-validation-name="val13" office:value-type="string" calcext:value-type="string">
            <text:p>Insid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" table:formula="of:=[.A18]+1" office:value-type="float" office:value="16" calcext:value-type="float">
            <text:p>16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PECIAL_BUILDING</text:p>
          </table:table-cell>
          <table:table-cell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8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10"/>
          <table:table-cell table:style-name="ce11" table:content-validation-name="val9" office:value-type="string" calcext:value-type="string">
            <text:p>No</text:p>
          </table:table-cell>
          <table:table-cell table:formula="of:=58/120*100" office:value-type="float" office:value="48.3333333333333" calcext:value-type="float">
            <text:p>48.3333333333333</text:p>
          </table:table-cell>
          <table:table-cell/>
          <table:table-cell table:formula="of:=78/120*100" office:value-type="float" office:value="65" calcext:value-type="float">
            <text:p>65</text:p>
          </table:table-cell>
          <table:table-cell/>
          <table:table-cell table:style-name="ce4" table:content-validation-name="val13" office:value-type="string" calcext:value-type="string">
            <text:p>Insid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" table:formula="of:=[.A19]+1" office:value-type="float" office:value="17" calcext:value-type="float">
            <text:p>17</text:p>
          </table:table-cell>
          <table:table-cell office:value-type="string" calcext:value-type="string">
            <text:p>DONJON</text:p>
          </table:table-cell>
          <table:table-cell table:number-columns-repeated="3"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8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10"/>
          <table:table-cell table:style-name="ce11" table:content-validation-name="val9" office:value-type="string" calcext:value-type="string">
            <text:p>No</text:p>
          </table:table-cell>
          <table:table-cell table:formula="of:=110/120*100" office:value-type="float" office:value="91.6666666666667" calcext:value-type="float">
            <text:p>91.6666666666667</text:p>
          </table:table-cell>
          <table:table-cell/>
          <table:table-cell table:formula="of:=10/120*100" office:value-type="float" office:value="8.33333333333333" calcext:value-type="float">
            <text:p>8.33333333333333</text:p>
          </table:table-cell>
          <table:table-cell/>
          <table:table-cell table:style-name="ce4" table:content-validation-name="val13" office:value-type="string" calcext:value-type="string">
            <text:p>Insid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2" table:formula="of:=[.A20]+1" office:value-type="float" office:value="18" calcext:value-type="float">
            <text:p>18</text:p>
          </table:table-cell>
          <table:table-cell office:value-type="string" calcext:value-type="string">
            <text:p>SPEARMAN</text:p>
          </table:table-cell>
          <table:table-cell table:number-columns-repeated="3"/>
          <table:table-cell table:style-name="ce12" table:content-validation-name="val1" office:value-type="string" calcext:value-type="string">
            <text:p>Neutral Gaia Unconvertible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6"/>
          <table:table-cell table:style-name="ce15" table:formula="of:=COM.MICROSOFT.TEXTJOIN(&quot;,&quot;;1;[.$A$17])" office:value-type="string" office:string-value="14" calcext:value-type="string">
            <text:p>14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1]+1" office:value-type="float" office:value="19" calcext:value-type="float">
            <text:p>19</text:p>
          </table:table-cell>
          <table:table-cell office:value-type="string" calcext:value-type="string">
            <text:p>SPEARMAN</text:p>
          </table:table-cell>
          <table:table-cell table:number-columns-repeated="3"/>
          <table:table-cell table:style-name="ce12" table:content-validation-name="val1" office:value-type="string" calcext:value-type="string">
            <text:p>Neutral Gaia Unconvertible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6"/>
          <table:table-cell table:style-name="ce15" table:formula="of:=COM.MICROSOFT.TEXTJOIN(&quot;,&quot;;1;[.$A$18])" office:value-type="string" office:string-value="15" calcext:value-type="string">
            <text:p>15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2]+1" office:value-type="float" office:value="20" calcext:value-type="float">
            <text:p>20</text:p>
          </table:table-cell>
          <table:table-cell office:value-type="string" calcext:value-type="string">
            <text:p>SPEARMAN</text:p>
          </table:table-cell>
          <table:table-cell table:number-columns-repeated="3"/>
          <table:table-cell table:style-name="ce12" table:content-validation-name="val1" office:value-type="string" calcext:value-type="string">
            <text:p>Neutral Gaia Unconvertible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number-columns-repeated="6"/>
          <table:table-cell table:style-name="ce15" table:formula="of:=COM.MICROSOFT.TEXTJOIN(&quot;,&quot;;1;[.$A$19])" office:value-type="string" office:string-value="16" calcext:value-type="string">
            <text:p>16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3]+1" office:value-type="float" office:value="21" calcext:value-type="float">
            <text:p>21</text:p>
          </table:table-cell>
          <table:table-cell table:style-name="ce7" office:value-type="string" calcext:value-type="string">
            <text:p>MRPH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MAP_REVEALER</text:p>
          </table:table-cell>
          <table:table-cell table:style-name="ce15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4]+1" office:value-type="float" office:value="22" calcext:value-type="float">
            <text:p>22</text:p>
          </table:table-cell>
          <table:table-cell table:style-name="ce15" office:value-type="string" calcext:value-type="string">
            <text:p>RHPH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HOUSE_I</text:p>
          </table:table-cell>
          <table:table-cell table:style-name="ce15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7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4"/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5]+1" office:value-type="float" office:value="23" calcext:value-type="float">
            <text:p>23</text:p>
          </table:table-cell>
          <table:table-cell table:style-name="ce15" office:value-type="string" calcext:value-type="string">
            <text:p>SPH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TATUE</text:p>
          </table:table-cell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7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6]+1" office:value-type="float" office:value="24" calcext:value-type="float">
            <text:p>24</text:p>
          </table:table-cell>
          <table:table-cell table:style-name="ce15" office:value-type="string" calcext:value-type="string">
            <text:p>LPH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LOOT</text:p>
          </table:table-cell>
          <table:table-cell table:style-name="ce15" office:value-type="float" office:value="472" calcext:value-type="float">
            <text:p>472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7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7]+1" office:value-type="float" office:value="25" calcext:value-type="float">
            <text:p>25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 table:number-columns-repeated="2"/>
          <table:table-cell table:style-name="ce21"/>
          <table:table-cell table:style-name="ce15" table:number-columns-repeated="5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8]+1" office:value-type="float" office:value="26" calcext:value-type="float">
            <text:p>26</text:p>
          </table:table-cell>
          <table:table-cell table:style-name="ce15" office:value-type="string" calcext:value-type="string">
            <text:p>DOCK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W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9]+1" office:value-type="float" office:value="27" calcext:value-type="float">
            <text:p>27</text:p>
          </table:table-cell>
          <table:table-cell table:style-name="ce15" office:value-type="string" calcext:value-type="string">
            <text:p>FISH_TRA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/>
          <table:table-cell table:style-name="ce7" office:value-type="string" calcext:value-type="string">
            <text:p>MED_WATER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0]+1" office:value-type="float" office:value="28" calcext:value-type="float">
            <text:p>28</text:p>
          </table:table-cell>
          <table:table-cell table:style-name="ce15" office:value-type="string" calcext:value-type="string">
            <text:p>FISHING_SHI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5"/>
          <table:table-cell table:style-name="ce15" office:value-type="float" office:value="4" calcext:value-type="float">
            <text:p>4</text:p>
          </table:table-cell>
          <table:table-cell table:style-name="ce15" table:formula="of:=COM.MICROSOFT.TEXTJOIN(&quot;,&quot;;1;[.A30])" office:value-type="string" office:string-value="27" calcext:value-type="string">
            <text:p>2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1]+1" office:value-type="float" office:value="29" calcext:value-type="float">
            <text:p>29</text:p>
          </table:table-cell>
          <table:table-cell table:style-name="ce15" office:value-type="string" calcext:value-type="string">
            <text:p>FISHING_SHI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MED_WATER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A29])" office:value-type="string" office:string-value="26" calcext:value-type="string">
            <text:p>26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2]+1" office:value-type="float" office:value="30" calcext:value-type="float">
            <text:p>30</text:p>
          </table:table-cell>
          <table:table-cell table:style-name="ce15" office:value-type="string" calcext:value-type="string">
            <text:p>ON_GRID</text:p>
          </table:table-cell>
          <table:table-cell table:style-name="ce15"/>
          <table:table-cell table:style-name="ce15" office:value-type="string" calcext:value-type="string">
            <text:p>SHORE_FISH</text:p>
          </table:table-cell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MUDDY_SHALLOW</text:p>
          </table:table-cell>
          <table:table-cell table:style-name="ce15" table:number-columns-repeated="2"/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3]+1" office:value-type="float" office:value="31" calcext:value-type="float">
            <text:p>31</text:p>
          </table:table-cell>
          <table:table-cell table:style-name="ce15" office:value-type="string" calcext:value-type="string">
            <text:p>ON_GRID</text:p>
          </table:table-cell>
          <table:table-cell table:style-name="ce15"/>
          <table:table-cell table:style-name="ce15" office:value-type="string" calcext:value-type="string">
            <text:p>SHORE_FISH</text:p>
          </table:table-cell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W</text:p>
          </table:table-cell>
          <table:table-cell table:style-name="ce15" table:number-columns-repeated="2"/>
          <table:table-cell table:style-name="ce21"/>
          <table:table-cell table:style-name="ce15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4]+1" office:value-type="float" office:value="32" calcext:value-type="float">
            <text:p>32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UNA</text:p>
          </table:table-cell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MED_WATER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1"/>
          <table:table-cell table:style-name="ce15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21"/>
          <table:table-cell table:style-name="ce15" table:formula="of:=COM.MICROSOFT.TEXTJOIN(&quot;,&quot;;1;[.A34])" office:value-type="string" office:string-value="31" calcext:value-type="string">
            <text:p>31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5]+1" office:value-type="float" office:value="33" calcext:value-type="float">
            <text:p>33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MARLIN1</text:p>
          </table:table-cell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EP_WATER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1"/>
          <table:table-cell table:style-name="ce15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21"/>
          <table:table-cell table:style-name="ce15" table:formula="of:=COM.MICROSOFT.TEXTJOIN(&quot;,&quot;;1;[.A35])" office:value-type="string" office:string-value="32" calcext:value-type="string">
            <text:p>32</text:p>
          </table:table-cell>
          <table:table-cell table:style-name="ce15" office:value-type="float" office:value="6" calcext:value-type="float">
            <text:p>6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6]+1" office:value-type="float" office:value="34" calcext:value-type="float">
            <text:p>34</text:p>
          </table:table-cell>
          <table:table-cell table:style-name="ce15" office:value-type="string" calcext:value-type="string">
            <text:p>FARM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Player Number</text:p>
          </table:table-cell>
          <table:table-cell table:style-name="ce15"/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21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7]+1" office:value-type="float" office:value="35" calcext:value-type="float">
            <text:p>35</text:p>
          </table:table-cell>
          <table:table-cell table:style-name="ce15" office:value-type="string" calcext:value-type="string">
            <text:p>FLAG_H</text:p>
          </table:table-cell>
          <table:table-cell table:style-name="ce15" office:value-type="float" office:value="1151" calcext:value-type="float">
            <text:p>1151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5" table:number-columns-repeated="4"/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$A$37])" office:value-type="string" office:string-value="34" calcext:value-type="string">
            <text:p>34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8]+1" office:value-type="float" office:value="36" calcext:value-type="float">
            <text:p>36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2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1"/>
          <table:table-cell table:style-name="ce15" office:value-type="float" office:value="18" calcext:value-type="float">
            <text:p>18</text:p>
          </table:table-cell>
          <table:table-cell table:style-name="ce15" table:number-columns-repeated="2"/>
          <table:table-cell table:style-name="ce15" table:formula="of:=COM.MICROSOFT.TEXTJOIN(&quot;,&quot;;1;[.$A$8];[.$A$15];[.$A$28];[.$A$34];[.$A$37])" office:value-type="string" office:string-value="5,12,25,31,34" calcext:value-type="string">
            <text:p>5,12,25,31,34</text:p>
          </table:table-cell>
          <table:table-cell table:style-name="ce15" office:value-type="string" calcext:value-type="string">
            <text:p>30,20,8,8,8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9]+1" office:value-type="float" office:value="37" calcext:value-type="float">
            <text:p>37</text:p>
          </table:table-cell>
          <table:table-cell table:style-name="ce15" office:value-type="string" calcext:value-type="string">
            <text:p>ON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table:formula="of:=COM.MICROSOFT.TEXTJOIN(&quot;,&quot;;1;[.$A$39])" office:value-type="string" office:string-value="36" calcext:value-type="string">
            <text:p>36</text:p>
          </table:table-cell>
          <table:table-cell table:style-name="ce15" office:value-type="float" office:value="7" calcext:value-type="float">
            <text:p>7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0]+1" office:value-type="float" office:value="38" calcext:value-type="float">
            <text:p>38</text:p>
          </table:table-cell>
          <table:table-cell table:style-name="ce15" office:value-type="string" calcext:value-type="string">
            <text:p>BURNED_BUILDING_A</text:p>
          </table:table-cell>
          <table:table-cell table:style-name="ce15" office:value-type="float" office:value="635" calcext:value-type="float">
            <text:p>635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Default" table:number-columns-repeated="2"/>
          <table:table-cell table:style-name="ce15" table:formula="of:=COM.MICROSOFT.TEXTJOIN(&quot;,&quot;;1;[.$A$15];[.$A$39];[.$A$40])" office:value-type="string" office:string-value="12,36,37" calcext:value-type="string">
            <text:p>12,36,37</text:p>
          </table:table-cell>
          <table:table-cell table:style-name="ce15" office:value-type="string" calcext:value-type="string">
            <text:p>20,3,4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1]+1" office:value-type="float" office:value="39" calcext:value-type="float">
            <text:p>39</text:p>
          </table:table-cell>
          <table:table-cell table:style-name="ce15" office:value-type="string" calcext:value-type="string">
            <text:p>BURNED_BUILDING_B</text:p>
          </table:table-cell>
          <table:table-cell table:style-name="ce15" office:value-type="float" office:value="758" calcext:value-type="float">
            <text:p>758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15];[.$A$39:.$A$41])" office:value-type="string" office:string-value="12,36,37,38" calcext:value-type="string">
            <text:p>12,36,37,38</text:p>
          </table:table-cell>
          <table:table-cell table:style-name="ce15" office:value-type="string" calcext:value-type="string">
            <text:p>20,3,4,4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2]+1" office:value-type="float" office:value="40" calcext:value-type="float">
            <text:p>40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15];[.$A$39:.$A$42])" office:value-type="string" office:string-value="12,36,37,38,39" calcext:value-type="string">
            <text:p>12,36,37,38,39</text:p>
          </table:table-cell>
          <table:table-cell table:style-name="ce15" office:value-type="string" calcext:value-type="string">
            <text:p>20,3,3,2,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3]+1" office:value-type="float" office:value="41" calcext:value-type="float">
            <text:p>41</text:p>
          </table:table-cell>
          <table:table-cell table:style-name="ce15" office:value-type="string" calcext:value-type="string">
            <text:p>HOU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15];[.$A$39:.$A$43])" office:value-type="string" office:string-value="12,36,37,38,39,40" calcext:value-type="string">
            <text:p>12,36,37,38,39,40</text:p>
          </table:table-cell>
          <table:table-cell table:style-name="ce15" office:value-type="string" calcext:value-type="string">
            <text:p>20,3,3,3,3,3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4]+1" office:value-type="float" office:value="42" calcext:value-type="float">
            <text:p>42</text:p>
          </table:table-cell>
          <table:table-cell table:style-name="ce15" office:value-type="string" calcext:value-type="string">
            <text:p>RUINS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15];[.$A$39:.$A$44])" office:value-type="string" office:string-value="12,36,37,38,39,40,41" calcext:value-type="string">
            <text:p>12,36,37,38,39,40,41</text:p>
          </table:table-cell>
          <table:table-cell table:style-name="ce15" office:value-type="string" calcext:value-type="string">
            <text:p>20,3,4,4,4,4,4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5]+1" office:value-type="float" office:value="43" calcext:value-type="float">
            <text:p>43</text:p>
          </table:table-cell>
          <table:table-cell table:style-name="ce15" office:value-type="string" calcext:value-type="string">
            <text:p>WELL</text:p>
          </table:table-cell>
          <table:table-cell table:style-name="ce15" office:value-type="float" office:value="1567" calcext:value-type="float">
            <text:p>1567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style-name="ce15" table:formula="of:=COM.MICROSOFT.TEXTJOIN(&quot;,&quot;;1;[.$A$39:.$A$45])" office:value-type="string" office:string-value="36,37,38,39,40,41,42" calcext:value-type="string">
            <text:p>36,37,38,39,40,41,42</text:p>
          </table:table-cell>
          <table:table-cell table:style-name="ce15" office:value-type="string" calcext:value-type="string">
            <text:p>3,3,2,2,2,2,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6]+1" office:value-type="float" office:value="44" calcext:value-type="float">
            <text:p>44</text:p>
          </table:table-cell>
          <table:table-cell table:style-name="ce15" office:value-type="string" calcext:value-type="string">
            <text:p>SKELETON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table:number-columns-repeated="4"/>
          <table:table-cell table:style-name="ce2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table:formula="of:=COM.MICROSOFT.TEXTJOIN(&quot;,&quot;;1;[.$A$15];[.$A$39:.$A$46])" office:value-type="string" office:string-value="12,36,37,38,39,40,41,42,43" calcext:value-type="string">
            <text:p>12,36,37,38,39,40,41,42,43</text:p>
          </table:table-cell>
          <table:table-cell table:style-name="ce15" office:value-type="string" calcext:value-type="string">
            <text:p>20,3,3,1,1,1,1,1,1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7]+1" office:value-type="float" office:value="45" calcext:value-type="float">
            <text:p>4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8]+1" office:value-type="float" office:value="46" calcext:value-type="float">
            <text:p>46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9]+1" office:value-type="float" office:value="47" calcext:value-type="float">
            <text:p>47</text:p>
          </table:table-cell>
          <table:table-cell table:style-name="ce4" office:value-type="string" calcext:value-type="string">
            <text:p>ATE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0]+1" office:value-type="float" office:value="48" calcext:value-type="float">
            <text:p>48</text:p>
          </table:table-cell>
          <table:table-cell table:style-name="ce4" office:value-type="string" calcext:value-type="string">
            <text:p>BARRELS</text:p>
          </table:table-cell>
          <table:table-cell table:style-name="ce4" office:value-type="float" office:value="933" calcext:value-type="float">
            <text:p>93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15" office:value-type="string" calcext:value-type="string">
            <text:p>DLC_WETROCKBEACH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])" office:value-type="string" office:string-value="47" calcext:value-type="string">
            <text:p>47</text:p>
          </table:table-cell>
          <table:table-cell table:style-name="ce20" office:value-type="string" calcext:value-type="string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1]+1" office:value-type="float" office:value="49" calcext:value-type="float">
            <text:p>49</text:p>
          </table:table-cell>
          <table:table-cell table:style-name="ce15" office:value-type="string" calcext:value-type="string">
            <text:p>GOODS</text:p>
          </table:table-cell>
          <table:table-cell table:style-name="ce15" office:value-type="float" office:value="1321" calcext:value-type="float">
            <text:p>1321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1])" office:value-type="string" office:string-value="47,48" calcext:value-type="string">
            <text:p>47,48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2]+1" office:value-type="float" office:value="50" calcext:value-type="float">
            <text:p>50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2])" office:value-type="string" office:string-value="47,48,49" calcext:value-type="string">
            <text:p>47,48,49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3]+1" office:value-type="float" office:value="51" calcext:value-type="float">
            <text:p>51</text:p>
          </table:table-cell>
          <table:table-cell table:style-name="ce15" office:value-type="string" calcext:value-type="string">
            <text:p>DISMANTLED_CART</text:p>
          </table:table-cell>
          <table:table-cell table:style-name="ce15" office:value-type="float" office:value="1270" calcext:value-type="float">
            <text:p>1270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WETROCKBEACH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3])" office:value-type="string" office:string-value="47,48,49,50" calcext:value-type="string">
            <text:p>47,48,49,50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4]+1" office:value-type="float" office:value="52" calcext:value-type="float">
            <text:p>52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5]+1" office:value-type="float" office:value="53" calcext:value-type="float">
            <text:p>53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6]+1" office:value-type="float" office:value="54" calcext:value-type="float">
            <text:p>54</text:p>
          </table:table-cell>
          <table:table-cell table:style-name="ce4" office:value-type="string" calcext:value-type="string">
            <text:p>ATE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7]+1" office:value-type="float" office:value="55" calcext:value-type="float">
            <text:p>55</text:p>
          </table:table-cell>
          <table:table-cell table:style-name="ce4" office:value-type="string" calcext:value-type="string">
            <text:p>BARRELS</text:p>
          </table:table-cell>
          <table:table-cell table:style-name="ce4" office:value-type="float" office:value="933" calcext:value-type="float">
            <text:p>93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15" office:value-type="float" office:value="10000" calcext:value-type="float">
            <text:p>1000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15" office:value-type="string" calcext:value-type="string">
            <text:p>NNNB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3];[.$A$57])" office:value-type="string" office:string-value="47,48,49,50,54" calcext:value-type="string">
            <text:p>47,48,49,50,54</text:p>
          </table:table-cell>
          <table:table-cell table:style-name="ce20" office:value-type="string" calcext:value-type="string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8]+1" office:value-type="float" office:value="56" calcext:value-type="float">
            <text:p>56</text:p>
          </table:table-cell>
          <table:table-cell table:style-name="ce15" office:value-type="string" calcext:value-type="string">
            <text:p>GOODS</text:p>
          </table:table-cell>
          <table:table-cell table:style-name="ce15" office:value-type="float" office:value="1321" calcext:value-type="float">
            <text:p>1321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3];[.$A$57:.$A$58])" office:value-type="string" office:string-value="47,48,49,50,54,55" calcext:value-type="string">
            <text:p>47,48,49,50,54,55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9]+1" office:value-type="float" office:value="57" calcext:value-type="float">
            <text:p>57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3];[.$A$57:.$A$59])" office:value-type="string" office:string-value="47,48,49,50,54,55,56" calcext:value-type="string">
            <text:p>47,48,49,50,54,55,56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0]+1" office:value-type="float" office:value="58" calcext:value-type="float">
            <text:p>58</text:p>
          </table:table-cell>
          <table:table-cell table:style-name="ce15" office:value-type="string" calcext:value-type="string">
            <text:p>DISMANTLED_CART</text:p>
          </table:table-cell>
          <table:table-cell table:style-name="ce15" office:value-type="float" office:value="1270" calcext:value-type="float">
            <text:p>1270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00" calcext:value-type="float">
            <text:p>10000</text:p>
          </table:table-cell>
          <table:table-cell table:style-name="ce15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$A$28])" office:value-type="string" office:string-value="25" calcext:value-type="string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$A$50:.$A$53];[.$A$57:.$A$60])" office:value-type="string" office:string-value="47,48,49,50,54,55,56,57" calcext:value-type="string">
            <text:p>47,48,49,50,54,55,56,57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1]+1" office:value-type="float" office:value="59" calcext:value-type="float">
            <text:p>59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2]+1" office:value-type="float" office:value="60" calcext:value-type="float">
            <text:p>60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2])" office:value-type="string" office:string-value="59" calcext:value-type="string">
            <text:p>59</text:p>
          </table:table-cell>
          <table:table-cell table:style-name="ce20" office:value-type="string" calcext:value-type="string">
            <text:p>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3]+1" office:value-type="float" office:value="61" calcext:value-type="float">
            <text:p>61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3])" office:value-type="string" office:string-value="59,60" calcext:value-type="string">
            <text:p>59,60</text:p>
          </table:table-cell>
          <table:table-cell table:style-name="ce20" office:value-type="string" calcext:value-type="string">
            <text:p>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4]+1" office:value-type="float" office:value="62" calcext:value-type="float">
            <text:p>62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4])" office:value-type="string" office:string-value="59,60,61" calcext:value-type="string">
            <text:p>59,60,61</text:p>
          </table:table-cell>
          <table:table-cell table:style-name="ce20" office:value-type="string" calcext:value-type="string">
            <text:p>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5]+1" office:value-type="float" office:value="63" calcext:value-type="float">
            <text:p>63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5])" office:value-type="string" office:string-value="59,60,61,62" calcext:value-type="string">
            <text:p>59,60,61,62</text:p>
          </table:table-cell>
          <table:table-cell table:style-name="ce19" office:value-type="string" calcext:value-type="string">
            <text:p>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6]+1" office:value-type="float" office:value="64" calcext:value-type="float">
            <text:p>64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6])" office:value-type="string" office:string-value="59,60,61,62,63" calcext:value-type="string">
            <text:p>59,60,61,62,63</text:p>
          </table:table-cell>
          <table:table-cell table:style-name="ce20" office:value-type="string" calcext:value-type="string">
            <text:p>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7]+1" office:value-type="float" office:value="65" calcext:value-type="float">
            <text:p>65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2:.A67])" office:value-type="string" office:string-value="59,60,61,62,63,64" calcext:value-type="string">
            <text:p>59,60,61,62,63,64</text:p>
          </table:table-cell>
          <table:table-cell table:style-name="ce20" office:value-type="string" calcext:value-type="string">
            <text:p>4,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8]+1" office:value-type="float" office:value="66" calcext:value-type="float">
            <text:p>66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9]+1" office:value-type="float" office:value="67" calcext:value-type="float">
            <text:p>67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69])" office:value-type="string" office:string-value="66" calcext:value-type="string">
            <text:p>66</text:p>
          </table:table-cell>
          <table:table-cell table:style-name="ce20" office:value-type="string" calcext:value-type="string">
            <text:p>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0]+1" office:value-type="float" office:value="68" calcext:value-type="float">
            <text:p>68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70])" office:value-type="string" office:string-value="66,67" calcext:value-type="string">
            <text:p>66,67</text:p>
          </table:table-cell>
          <table:table-cell table:style-name="ce20" office:value-type="string" calcext:value-type="string">
            <text:p>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1]+1" office:value-type="float" office:value="69" calcext:value-type="float">
            <text:p>69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71])" office:value-type="string" office:string-value="66,67,68" calcext:value-type="string">
            <text:p>66,67,68</text:p>
          </table:table-cell>
          <table:table-cell table:style-name="ce20" office:value-type="string" calcext:value-type="string">
            <text:p>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2]+1" office:value-type="float" office:value="70" calcext:value-type="float">
            <text:p>70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72])" office:value-type="string" office:string-value="66,67,68,69" calcext:value-type="string">
            <text:p>66,67,68,69</text:p>
          </table:table-cell>
          <table:table-cell table:style-name="ce19" office:value-type="string" calcext:value-type="string">
            <text:p>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3]+1" office:value-type="float" office:value="71" calcext:value-type="float">
            <text:p>71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73])" office:value-type="string" office:string-value="66,67,68,69,70" calcext:value-type="string">
            <text:p>66,67,68,69,70</text:p>
          </table:table-cell>
          <table:table-cell table:style-name="ce20" office:value-type="string" calcext:value-type="string">
            <text:p>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4]+1" office:value-type="float" office:value="72" calcext:value-type="float">
            <text:p>7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9:.A74])" office:value-type="string" office:string-value="66,67,68,69,70,71" calcext:value-type="string">
            <text:p>66,67,68,69,70,71</text:p>
          </table:table-cell>
          <table:table-cell table:style-name="ce20" office:value-type="string" calcext:value-type="string">
            <text:p>4,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5]+1" office:value-type="float" office:value="73" calcext:value-type="float">
            <text:p>73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6]+1" office:value-type="float" office:value="74" calcext:value-type="float">
            <text:p>74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])" office:value-type="string" office:string-value="73" calcext:value-type="string">
            <text:p>73</text:p>
          </table:table-cell>
          <table:table-cell table:style-name="ce20" office:value-type="string" calcext:value-type="string">
            <text:p>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7]+1" office:value-type="float" office:value="75" calcext:value-type="float">
            <text:p>75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77])" office:value-type="string" office:string-value="73,74" calcext:value-type="string">
            <text:p>73,74</text:p>
          </table:table-cell>
          <table:table-cell table:style-name="ce20" office:value-type="string" calcext:value-type="string">
            <text:p>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8]+1" office:value-type="float" office:value="76" calcext:value-type="float">
            <text:p>7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78])" office:value-type="string" office:string-value="73,74,75" calcext:value-type="string">
            <text:p>73,74,75</text:p>
          </table:table-cell>
          <table:table-cell table:style-name="ce20" office:value-type="string" calcext:value-type="string">
            <text:p>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9]+1" office:value-type="float" office:value="77" calcext:value-type="float">
            <text:p>77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79])" office:value-type="string" office:string-value="73,74,75,76" calcext:value-type="string">
            <text:p>73,74,75,76</text:p>
          </table:table-cell>
          <table:table-cell table:style-name="ce19" office:value-type="string" calcext:value-type="string">
            <text:p>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0]+1" office:value-type="float" office:value="78" calcext:value-type="float">
            <text:p>78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80])" office:value-type="string" office:string-value="73,74,75,76,77" calcext:value-type="string">
            <text:p>73,74,75,76,77</text:p>
          </table:table-cell>
          <table:table-cell table:style-name="ce20" office:value-type="string" calcext:value-type="string">
            <text:p>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1]+1" office:value-type="float" office:value="79" calcext:value-type="float">
            <text:p>79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81])" office:value-type="string" office:string-value="73,74,75,76,77,78" calcext:value-type="string">
            <text:p>73,74,75,76,77,78</text:p>
          </table:table-cell>
          <table:table-cell table:style-name="ce20" office:value-type="string" calcext:value-type="string">
            <text:p>4,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2]+1" office:value-type="float" office:value="80" calcext:value-type="float">
            <text:p>8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3]+1" office:value-type="float" office:value="81" calcext:value-type="float">
            <text:p>81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])" office:value-type="string" office:string-value="80" calcext:value-type="string">
            <text:p>80</text:p>
          </table:table-cell>
          <table:table-cell table:style-name="ce20" office:value-type="string" calcext:value-type="string">
            <text:p>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4]+1" office:value-type="float" office:value="82" calcext:value-type="float">
            <text:p>82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4])" office:value-type="string" office:string-value="80,81" calcext:value-type="string">
            <text:p>80,81</text:p>
          </table:table-cell>
          <table:table-cell table:style-name="ce20" office:value-type="string" calcext:value-type="string">
            <text:p>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5]+1" office:value-type="float" office:value="83" calcext:value-type="float">
            <text:p>8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5])" office:value-type="string" office:string-value="80,81,82" calcext:value-type="string">
            <text:p>80,81,82</text:p>
          </table:table-cell>
          <table:table-cell table:style-name="ce20" office:value-type="string" calcext:value-type="string">
            <text:p>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6]+1" office:value-type="float" office:value="84" calcext:value-type="float">
            <text:p>8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6])" office:value-type="string" office:string-value="80,81,82,83" calcext:value-type="string">
            <text:p>80,81,82,83</text:p>
          </table:table-cell>
          <table:table-cell table:style-name="ce19" office:value-type="string" calcext:value-type="string">
            <text:p>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7]+1" office:value-type="float" office:value="85" calcext:value-type="float">
            <text:p>8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7])" office:value-type="string" office:string-value="80,81,82,83,84" calcext:value-type="string">
            <text:p>80,81,82,83,84</text:p>
          </table:table-cell>
          <table:table-cell table:style-name="ce20" office:value-type="string" calcext:value-type="string">
            <text:p>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8]+1" office:value-type="float" office:value="86" calcext:value-type="float">
            <text:p>86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8])" office:value-type="string" office:string-value="80,81,82,83,84,85" calcext:value-type="string">
            <text:p>80,81,82,83,84,85</text:p>
          </table:table-cell>
          <table:table-cell table:style-name="ce20" office:value-type="string" calcext:value-type="string">
            <text:p>4,4,4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9]+1" office:value-type="float" office:value="87" calcext:value-type="float">
            <text:p>8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ROCK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8])" office:value-type="string" office:string-value="5" calcext:value-type="string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0]+1" office:value-type="float" office:value="88" calcext:value-type="float">
            <text:p>8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ROCK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8" table:formula="of:=COM.MICROSOFT.TEXTJOIN(&quot;,&quot;;1;[.$A$8];[.$A$90])" office:value-type="string" office:string-value="5,87" calcext:value-type="string">
            <text:p>5,87</text:p>
          </table:table-cell>
          <table:table-cell table:style-name="ce15" office:value-type="string" calcext:value-type="string">
            <text:p>6,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1]+1" office:value-type="float" office:value="89" calcext:value-type="float">
            <text:p>8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8" table:formula="of:=COM.MICROSOFT.TEXTJOIN(&quot;,&quot;;1;[.$A$8];[.$A$90:.$A$91])" office:value-type="string" office:string-value="5,87,88" calcext:value-type="string">
            <text:p>5,87,88</text:p>
          </table:table-cell>
          <table:table-cell table:style-name="ce15" office:value-type="string" calcext:value-type="string">
            <text:p>6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2]+1" office:value-type="float" office:value="90" calcext:value-type="float">
            <text:p>9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8" table:formula="of:=COM.MICROSOFT.TEXTJOIN(&quot;,&quot;;1;[.$A$8];[.$A$90:.$A$92])" office:value-type="string" office:string-value="5,87,88,89" calcext:value-type="string">
            <text:p>5,87,88,89</text:p>
          </table:table-cell>
          <table:table-cell table:style-name="ce15" office:value-type="string" calcext:value-type="string">
            <text:p>6,4,4,4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3]+1" office:value-type="float" office:value="91" calcext:value-type="float">
            <text:p>9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4]+1" office:value-type="float" office:value="92" calcext:value-type="float">
            <text:p>92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94])" office:value-type="string" office:string-value="91" calcext:value-type="string">
            <text:p>91</text:p>
          </table:table-cell>
          <table:table-cell table:style-name="ce20" office:value-type="string" calcext:value-type="string">
            <text:p>1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5]+1" office:value-type="float" office:value="93" calcext:value-type="float">
            <text:p>9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W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6]+1" office:value-type="float" office:value="94" calcext:value-type="float">
            <text:p>94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W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96])" office:value-type="string" office:string-value="93" calcext:value-type="string">
            <text:p>93</text:p>
          </table:table-cell>
          <table:table-cell table:style-name="ce20" office:value-type="string" calcext:value-type="string">
            <text:p>1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7]+1" office:value-type="float" office:value="95" calcext:value-type="float">
            <text:p>9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ED_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48])" office:value-type="string" office:string-value="45" calcext:value-type="string">
            <text:p>45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20"/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8]+1" office:value-type="float" office:value="96" calcext:value-type="float">
            <text:p>96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Tight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ED_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48])" office:value-type="string" office:string-value="45" calcext:value-type="string">
            <text:p>45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98])" office:value-type="string" office:string-value="95" calcext:value-type="string">
            <text:p>95</text:p>
          </table:table-cell>
          <table:table-cell table:style-name="ce20" office:value-type="string" calcext:value-type="string">
            <text:p>2</text:p>
          </table:table-cell>
          <table:table-cell table:style-name="ce11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9]+1" office:value-type="float" office:value="97" calcext:value-type="float">
            <text:p>97</text:p>
          </table:table-cell>
          <table:table-cell table:style-name="ce4" office:value-type="string" calcext:value-type="string">
            <text:p>FALCON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table:number-columns-repeated="2"/>
          <table:table-cell table:style-name="ce11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1" table:content-validation-name="val5" office:value-type="string" calcext:value-type="string">
            <text:p>Loose</text:p>
          </table:table-cell>
          <table:table-cell table:style-name="ce11" table:content-validation-name="val7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100]+1" office:value-type="float" office:value="98" calcext:value-type="float">
            <text:p>98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8"/>
          <table:table-cell table:style-name="ce20"/>
          <table:table-cell table:style-name="ce11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1]+1" office:value-type="float" office:value="99" calcext:value-type="float">
            <text:p>99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2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8" table:formula="of:=COM.MICROSOFT.TEXTJOIN(&quot;,&quot;;1;[.$A$101])" office:value-type="string" office:string-value="98" calcext:value-type="string">
            <text:p>98</text:p>
          </table:table-cell>
          <table:table-cell table:style-name="ce20" office:value-type="string" calcext:value-type="string">
            <text:p>6</text:p>
          </table:table-cell>
          <table:table-cell table:style-name="ce11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2]+1" office:value-type="float" office:value="100" calcext:value-type="float">
            <text:p>100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6" office:value-type="string" calcext:value-type="string">
            <text:p>Tight</text:p>
          </table:table-cell>
          <table:table-cell table:style-name="ce11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3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8" table:formula="of:=COM.MICROSOFT.TEXTJOIN(&quot;,&quot;;1;[.$A$15];[.$A$28])" office:value-type="string" office:string-value="12,25" calcext:value-type="string">
            <text:p>12,25</text:p>
          </table:table-cell>
          <table:table-cell table:style-name="ce4" office:value-type="string" calcext:value-type="string">
            <text:p>3,12</text:p>
          </table:table-cell>
          <table:table-cell table:style-name="ce11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3]+1" office:value-type="float" office:value="101" calcext:value-type="float">
            <text:p>101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13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6" office:value-type="string" calcext:value-type="string">
            <text:p>Tight</text:p>
          </table:table-cell>
          <table:table-cell table:style-name="ce11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3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8" table:formula="of:=COM.MICROSOFT.TEXTJOIN(&quot;,&quot;;1;[.$A$15];[.$A$28];[.$A$103])" office:value-type="string" office:string-value="12,25,100" calcext:value-type="string">
            <text:p>12,25,100</text:p>
          </table:table-cell>
          <table:table-cell table:style-name="ce4" office:value-type="string" calcext:value-type="string">
            <text:p>3,12,6</text:p>
          </table:table-cell>
          <table:table-cell table:style-name="ce11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4]+1" office:value-type="float" office:value="102" calcext:value-type="float">
            <text:p>102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1" table:content-validation-name="val4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6" office:value-type="string" calcext:value-type="string">
            <text:p>Tight</text:p>
          </table:table-cell>
          <table:table-cell table:style-name="ce11" table:content-validation-name="val8" office:value-type="string" calcext:value-type="string">
            <text:p>Map Size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3"/>
          <table:table-cell table:style-name="ce4" office:value-type="float" office:value="18" calcext:value-type="float">
            <text:p>18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8" table:formula="of:=COM.MICROSOFT.TEXTJOIN(&quot;,&quot;;1;[.$A$15];[.$A$28];[.$A$103];[.$A$104])" office:value-type="string" office:string-value="12,25,100,101" calcext:value-type="string">
            <text:p>12,25,100,101</text:p>
          </table:table-cell>
          <table:table-cell table:style-name="ce4" office:value-type="string" calcext:value-type="string">
            <text:p>3,12,6,6</text:p>
          </table:table-cell>
          <table:table-cell table:style-name="ce11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5]+1" office:value-type="float" office:value="103" calcext:value-type="float">
            <text:p>103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6" office:value-type="string" calcext:value-type="string">
            <text:p>Tight</text:p>
          </table:table-cell>
          <table:table-cell table:style-name="ce11" table:content-validation-name="val8" office:value-type="string" calcext:value-type="string">
            <text:p>Map Size</text:p>
          </table:table-cell>
          <table:table-cell table:style-name="ce4" table:number-columns-repeated="4"/>
          <table:table-cell table:style-name="ce13"/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8" table:formula="of:=COM.MICROSOFT.TEXTJOIN(&quot;,&quot;;1;[.$A$15];[.$A$28])" office:value-type="string" office:string-value="12,25" calcext:value-type="string">
            <text:p>12,25</text:p>
          </table:table-cell>
          <table:table-cell table:style-name="ce4" office:value-type="string" calcext:value-type="string">
            <text:p>20,12</text:p>
          </table:table-cell>
          <table:table-cell table:style-name="ce11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6]+1" office:value-type="float" office:value="104" calcext:value-type="float">
            <text:p>104</text:p>
          </table:table-cell>
          <table:table-cell table:style-name="ce4" office:value-type="string" calcext:value-type="string">
            <text:p>DLC_IBEX</text:p>
          </table:table-cell>
          <table:table-cell table:style-name="ce4" table:number-columns-repeated="3"/>
          <table:table-cell table:style-name="ce11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1" table:content-validation-name="val6" office:value-type="string" calcext:value-type="string">
            <text:p>Tight</text:p>
          </table:table-cell>
          <table:table-cell table:style-name="ce11" table:content-validation-name="val8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2"/>
          <table:table-cell table:style-name="ce13"/>
          <table:table-cell table:style-name="ce4" office:value-type="float" office:value="24" calcext:value-type="float">
            <text:p>24</text:p>
          </table:table-cell>
          <table:table-cell table:style-name="ce18"/>
          <table:table-cell table:style-name="ce20"/>
          <table:table-cell table:style-name="ce18"/>
          <table:table-cell table:style-name="ce20"/>
          <table:table-cell table:style-name="ce11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2">
          <table:table-cell table:style-name="ce2" table:formula="of:=[.A107]+1" office:value-type="float" office:value="105" calcext:value-type="float">
            <text:p>105</text:p>
          </table:table-cell>
          <table:table-cell office:value-type="string" calcext:value-type="string">
            <text:p>VILLAGER_BASE_F</text:p>
          </table:table-cell>
          <table:table-cell table:number-columns-repeated="3"/>
          <table:table-cell table:style-name="ce12" table:content-validation-name="val1" office:value-type="string" calcext:value-type="string">
            <text:p>Neutral Player Owned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table:formula="of:=COM.MICROSOFT.TEXTJOIN(&quot;,&quot;;1;[.$A$15];[.$A$28])" office:value-type="string" office:string-value="12,25" calcext:value-type="string">
            <text:p>12,25</text:p>
          </table:table-cell>
          <table:table-cell table:style-name="ce4" office:value-type="string" calcext:value-type="string">
            <text:p>3,12</text:p>
          </table:table-cell>
          <table:table-cell table:style-name="ce11" table:content-validation-name="val9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3:33:34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0T14:02:53.483000000</dc:date>
    <meta:editing-duration>P25DT6H34M22S</meta:editing-duration>
    <meta:editing-cycles>670</meta:editing-cycles>
    <meta:generator>LibreOffice/7.1.3.2$Windows_X86_64 LibreOffice_project/47f78053abe362b9384784d31a6e56f8511eb1c1</meta:generator>
    <meta:document-statistic meta:table-count="2" meta:cell-count="2851" meta:object-count="0"/>
  </office:meta>
</office:document-meta>
</file>